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H Sarabun New" svg:font-family="'TH Sarabun New'"/>
    <style:font-face style:name="FreeSans1" svg:font-family="FreeSans" style:font-family-generic="swiss"/>
    <style:font-face style:name="FreeMono" svg:font-family="FreeMono" style:font-family-generic="modern" style:font-pitch="fixed"/>
    <style:font-face style:name="TH Sarabun New1" svg:font-family="'TH Sarabun New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9.234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27.7cm" table:align="margins"/>
    </style:style>
    <style:style style:name="Table2.A" style:family="table-column">
      <style:table-column-properties style:column-width="4.616cm" style:rel-column-width="10922*"/>
    </style:style>
    <style:style style:name="Table2.C" style:family="table-column">
      <style:table-column-properties style:column-width="4.616cm" style:rel-column-width="10923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494cm" fo:margin-left="3.08cm" table:align="left"/>
    </style:style>
    <style:style style:name="Table3.A" style:family="table-column">
      <style:table-column-properties style:column-width="4.066cm"/>
    </style:style>
    <style:style style:name="Table3.B" style:family="table-column">
      <style:table-column-properties style:column-width="3.454cm"/>
    </style:style>
    <style:style style:name="Table3.C" style:family="table-column">
      <style:table-column-properties style:column-width="3.455cm"/>
    </style:style>
    <style:style style:name="Table3.D" style:family="table-column">
      <style:table-column-properties style:column-width="3.762cm"/>
    </style:style>
    <style:style style:name="Table3.E" style:family="table-column">
      <style:table-column-properties style:column-width="3.757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494cm" fo:margin-left="3.08cm" table:align="left"/>
    </style:style>
    <style:style style:name="Table5.A" style:family="table-column">
      <style:table-column-properties style:column-width="4.066cm"/>
    </style:style>
    <style:style style:name="Table5.B" style:family="table-column">
      <style:table-column-properties style:column-width="3.454cm"/>
    </style:style>
    <style:style style:name="Table5.C" style:family="table-column">
      <style:table-column-properties style:column-width="3.455cm"/>
    </style:style>
    <style:style style:name="Table5.D" style:family="table-column">
      <style:table-column-properties style:column-width="3.762cm"/>
    </style:style>
    <style:style style:name="Table5.E" style:family="table-column">
      <style:table-column-properties style:column-width="3.75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E1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8.493cm" fo:margin-left="3.053cm" table:align="left"/>
    </style:style>
    <style:style style:name="Table4.A" style:family="table-column">
      <style:table-column-properties style:column-width="3.995cm"/>
    </style:style>
    <style:style style:name="Table4.B" style:family="table-column">
      <style:table-column-properties style:column-width="1.905cm"/>
    </style:style>
    <style:style style:name="Table4.C" style:family="table-column">
      <style:table-column-properties style:column-width="7.011cm"/>
    </style:style>
    <style:style style:name="Table4.D" style:family="table-column">
      <style:table-column-properties style:column-width="5.58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15" style:family="table">
      <style:table-properties style:width="27.7cm" fo:margin-left="0cm" table:align="left"/>
    </style:style>
    <style:style style:name="Table15.A" style:family="table-column">
      <style:table-column-properties style:column-width="1.065cm"/>
    </style:style>
    <style:style style:name="Table15.C" style:family="table-column">
      <style:table-column-properties style:column-width="2.131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5.N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none" fo:border-top="none" fo:border-bottom="0.05pt solid #000000"/>
    </style:style>
    <style:style style:name="Table15.G2" style:family="table-cell">
      <style:table-cell-properties fo:padding="0.097cm" fo:border-left="0.05pt solid #000000" fo:border-right="none" fo:border-top="none" fo:border-bottom="0.05pt solid #000000"/>
    </style:style>
    <style:style style:name="Table15.H2" style:family="table-cell">
      <style:table-cell-properties fo:padding="0.097cm" fo:border-left="0.05pt solid #000000" fo:border-right="none" fo:border-top="none" fo:border-bottom="0.05pt solid #000000"/>
    </style:style>
    <style:style style:name="Table15.I2" style:family="table-cell">
      <style:table-cell-properties fo:padding="0.097cm" fo:border-left="0.05pt solid #000000" fo:border-right="none" fo:border-top="none" fo:border-bottom="0.05pt solid #000000"/>
    </style:style>
    <style:style style:name="Table15.J2" style:family="table-cell">
      <style:table-cell-properties fo:padding="0.097cm" fo:border-left="0.05pt solid #000000" fo:border-right="none" fo:border-top="none" fo:border-bottom="0.05pt solid #000000"/>
    </style:style>
    <style:style style:name="Table15.K2" style:family="table-cell">
      <style:table-cell-properties fo:padding="0.097cm" fo:border-left="0.05pt solid #000000" fo:border-right="none" fo:border-top="none" fo:border-bottom="0.05pt solid #000000"/>
    </style:style>
    <style:style style:name="Table15.L2" style:family="table-cell">
      <style:table-cell-properties fo:padding="0.097cm" fo:border-left="0.05pt solid #000000" fo:border-right="none" fo:border-top="none" fo:border-bottom="0.05pt solid #000000"/>
    </style:style>
    <style:style style:name="Table15.M2" style:family="table-cell">
      <style:table-cell-properties fo:padding="0.097cm" fo:border-left="0.05pt solid #000000" fo:border-right="none" fo:border-top="none" fo:border-bottom="0.05pt solid #000000"/>
    </style:style>
    <style:style style:name="Table15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none" fo:border-top="none" fo:border-bottom="0.05pt solid #000000"/>
    </style:style>
    <style:style style:name="Table15.F3" style:family="table-cell">
      <style:table-cell-properties fo:padding="0.097cm" fo:border-left="0.05pt solid #000000" fo:border-right="none" fo:border-top="none" fo:border-bottom="0.05pt solid #000000"/>
    </style:style>
    <style:style style:name="Table15.G3" style:family="table-cell">
      <style:table-cell-properties fo:padding="0.097cm" fo:border-left="0.05pt solid #000000" fo:border-right="none" fo:border-top="none" fo:border-bottom="0.05pt solid #000000"/>
    </style:style>
    <style:style style:name="Table15.H3" style:family="table-cell">
      <style:table-cell-properties fo:padding="0.097cm" fo:border-left="0.05pt solid #000000" fo:border-right="none" fo:border-top="none" fo:border-bottom="0.05pt solid #000000"/>
    </style:style>
    <style:style style:name="Table15.I3" style:family="table-cell">
      <style:table-cell-properties fo:padding="0.097cm" fo:border-left="0.05pt solid #000000" fo:border-right="none" fo:border-top="none" fo:border-bottom="0.05pt solid #000000"/>
    </style:style>
    <style:style style:name="Table15.J3" style:family="table-cell">
      <style:table-cell-properties fo:padding="0.097cm" fo:border-left="0.05pt solid #000000" fo:border-right="none" fo:border-top="none" fo:border-bottom="0.05pt solid #000000"/>
    </style:style>
    <style:style style:name="Table15.K3" style:family="table-cell">
      <style:table-cell-properties fo:padding="0.097cm" fo:border-left="0.05pt solid #000000" fo:border-right="none" fo:border-top="none" fo:border-bottom="0.05pt solid #000000"/>
    </style:style>
    <style:style style:name="Table15.L3" style:family="table-cell">
      <style:table-cell-properties fo:padding="0.097cm" fo:border-left="0.05pt solid #000000" fo:border-right="none" fo:border-top="none" fo:border-bottom="0.05pt solid #000000"/>
    </style:style>
    <style:style style:name="Table15.M3" style:family="table-cell">
      <style:table-cell-properties fo:padding="0.097cm" fo:border-left="0.05pt solid #000000" fo:border-right="none" fo:border-top="none" fo:border-bottom="0.05pt solid #000000"/>
    </style:style>
    <style:style style:name="Table15.N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none" fo:border-top="none" fo:border-bottom="0.05pt solid #000000"/>
    </style:style>
    <style:style style:name="Table15.F4" style:family="table-cell">
      <style:table-cell-properties fo:padding="0.097cm" fo:border-left="0.05pt solid #000000" fo:border-right="none" fo:border-top="none" fo:border-bottom="0.05pt solid #000000"/>
    </style:style>
    <style:style style:name="Table15.G4" style:family="table-cell">
      <style:table-cell-properties fo:padding="0.097cm" fo:border-left="0.05pt solid #000000" fo:border-right="none" fo:border-top="none" fo:border-bottom="0.05pt solid #000000"/>
    </style:style>
    <style:style style:name="Table15.H4" style:family="table-cell">
      <style:table-cell-properties fo:padding="0.097cm" fo:border-left="0.05pt solid #000000" fo:border-right="none" fo:border-top="none" fo:border-bottom="0.05pt solid #000000"/>
    </style:style>
    <style:style style:name="Table15.I4" style:family="table-cell">
      <style:table-cell-properties fo:padding="0.097cm" fo:border-left="0.05pt solid #000000" fo:border-right="none" fo:border-top="none" fo:border-bottom="0.05pt solid #000000"/>
    </style:style>
    <style:style style:name="Table15.J4" style:family="table-cell">
      <style:table-cell-properties fo:padding="0.097cm" fo:border-left="0.05pt solid #000000" fo:border-right="none" fo:border-top="none" fo:border-bottom="0.05pt solid #000000"/>
    </style:style>
    <style:style style:name="Table15.K4" style:family="table-cell">
      <style:table-cell-properties fo:padding="0.097cm" fo:border-left="0.05pt solid #000000" fo:border-right="none" fo:border-top="none" fo:border-bottom="0.05pt solid #000000"/>
    </style:style>
    <style:style style:name="Table15.L4" style:family="table-cell">
      <style:table-cell-properties fo:padding="0.097cm" fo:border-left="0.05pt solid #000000" fo:border-right="none" fo:border-top="none" fo:border-bottom="0.05pt solid #000000"/>
    </style:style>
    <style:style style:name="Table15.M4" style:family="table-cell">
      <style:table-cell-properties fo:padding="0.097cm" fo:border-left="0.05pt solid #000000" fo:border-right="none" fo:border-top="none" fo:border-bottom="0.05pt solid #000000"/>
    </style:style>
    <style:style style:name="Table15.N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9.232cm" style:rel-column-width="21842*"/>
    </style:style>
    <style:style style:name="Table6.B" style:family="table-column">
      <style:table-column-properties style:column-width="9.234cm" style:rel-column-width="21846*"/>
    </style:style>
    <style:style style:name="Table6.C" style:family="table-column">
      <style:table-column-properties style:column-width="9.234cm" style:rel-column-width="2184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13" style:family="table">
      <style:table-properties style:width="27.7cm" table:align="margins"/>
    </style:style>
    <style:style style:name="Table13.A" style:family="table-column">
      <style:table-column-properties style:column-width="9.234cm" style:rel-column-width="2184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616cm" style:rel-column-width="10922*"/>
    </style:style>
    <style:style style:name="Table7.F" style:family="table-column">
      <style:table-column-properties style:column-width="4.618cm" style:rel-column-width="1092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7.7cm" table:align="margins"/>
    </style:style>
    <style:style style:name="Table12.A" style:family="table-column">
      <style:table-column-properties style:column-width="13.85cm" style:rel-column-width="32767*"/>
    </style:style>
    <style:style style:name="Table12.B" style:family="table-column">
      <style:table-column-properties style:column-width="13.8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2" style:family="table-row">
      <style:table-row-properties style:min-row-height="13.049cm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7.501cm" table:align="left"/>
    </style:style>
    <style:style style:name="Table14.A" style:family="table-column">
      <style:table-column-properties style:column-width="3.831cm"/>
    </style:style>
    <style:style style:name="Table14.B" style:family="table-column">
      <style:table-column-properties style:column-width="11.24cm"/>
    </style:style>
    <style:style style:name="Table14.C" style:family="table-column">
      <style:table-column-properties style:column-width="3.24cm"/>
    </style:style>
    <style:style style:name="Table14.D" style:family="table-column">
      <style:table-column-properties style:column-width="4.195cm"/>
    </style:style>
    <style:style style:name="Table14.E" style:family="table-column">
      <style:table-column-properties style:column-width="4.99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-left="none" fo:border-right="none" fo:border-top="0.05pt solid #000000" fo:border-bottom="0.05pt solid #000000"/>
    </style:style>
    <style:style style:name="Table14.E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4.A2" style:family="table-cell">
      <style:table-cell-properties fo:padding="0.097cm" fo:border-left="0.05pt solid #000000" fo:border-right="none" fo:border-top="none" fo:border-bottom="none"/>
    </style:style>
    <style:style style:name="Table14.B2" style:family="table-cell">
      <style:table-cell-properties fo:padding="0.097cm" fo:border="none"/>
    </style:style>
    <style:style style:name="Table14.E2" style:family="table-cell">
      <style:table-cell-properties fo:padding="0.097cm" fo:border-left="none" fo:border-right="0.05pt solid #000000" fo:border-top="none" fo:border-bottom="none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none" fo:border-right="none" fo:border-top="none" fo:border-bottom="0.05pt solid #000000"/>
    </style:style>
    <style:style style:name="Table14.E6" style:family="table-cell">
      <style:table-cell-properties fo:padding="0.097cm" fo:border-left="none" fo:border-right="0.05pt solid #000000" fo:border-top="none" fo:border-bottom="0.05pt solid #000000"/>
    </style:style>
    <style:style style:name="Table10" style:family="table">
      <style:table-properties style:width="27.7cm" table:align="margins"/>
    </style:style>
    <style:style style:name="Table10.A" style:family="table-column">
      <style:table-column-properties style:column-width="5.398cm" style:rel-column-width="12769*"/>
    </style:style>
    <style:style style:name="Table10.B" style:family="table-column">
      <style:table-column-properties style:column-width="22.303cm" style:rel-column-width="5276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1" style:family="table">
      <style:table-properties style:width="18.389cm" table:align="left"/>
    </style:style>
    <style:style style:name="Table11.A" style:family="table-column">
      <style:table-column-properties style:column-width="7.197cm"/>
    </style:style>
    <style:style style:name="Table11.B" style:family="table-column">
      <style:table-column-properties style:column-width="11.19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1.A2" style:family="table-cell">
      <style:table-cell-properties fo:padding="0.097cm" fo:border-left="0.05pt solid #000000" fo:border-right="none" fo:border-top="none" fo:border-bottom="none"/>
    </style:style>
    <style:style style:name="Table11.B2" style:family="table-cell">
      <style:table-cell-properties fo:padding="0.097cm" fo:border-left="none" fo:border-right="0.05pt solid #000000" fo:border-top="none" fo:border-bottom="none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none" fo:border-right="0.05pt solid #000000" fo:border-top="none" fo:border-bottom="0.05pt solid #000000"/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4.262cm" style:rel-column-width="10082*"/>
    </style:style>
    <style:style style:name="Table8.C" style:family="table-column">
      <style:table-column-properties style:column-width="6.392cm" style:rel-column-width="15124*"/>
    </style:style>
    <style:style style:name="Table8.D" style:family="table-column">
      <style:table-column-properties style:column-width="6.392cm" style:rel-column-width="1512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7.7cm" fo:break-before="page" table:align="margins"/>
    </style:style>
    <style:style style:name="Table9.A" style:family="table-column">
      <style:table-column-properties style:column-width="3.995cm" style:rel-column-width="9452*"/>
    </style:style>
    <style:style style:name="Table9.B" style:family="table-column">
      <style:table-column-properties style:column-width="23.705cm" style:rel-column-width="5608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H Sarabun New1" fo:font-size="16pt" style:font-size-asian="16pt" style:font-name-complex="TH Sarabun New1" style:font-size-complex="16pt"/>
    </style:style>
    <style:style style:name="P2" style:family="paragraph" style:parent-style-name="Standard">
      <style:text-properties style:font-name="TH Sarabun New1" fo:font-size="16pt" officeooo:rsid="00104c4f" officeooo:paragraph-rsid="0039724a" style:font-size-asian="16pt" style:font-name-complex="TH Sarabun New1" style:font-size-complex="16pt"/>
    </style:style>
    <style:style style:name="P3" style:family="paragraph" style:parent-style-name="Standard">
      <style:text-properties style:font-name="TH Sarabun New1" fo:font-size="16pt" officeooo:rsid="00104c4f" officeooo:paragraph-rsid="003146c1" style:font-size-asian="16pt" style:font-name-complex="TH Sarabun New1" style:font-size-complex="16pt"/>
    </style:style>
    <style:style style:name="P4" style:family="paragraph" style:parent-style-name="Standard">
      <style:text-properties style:font-name="TH Sarabun New1" fo:font-size="16pt" officeooo:rsid="00120111" officeooo:paragraph-rsid="00120111" style:font-size-asian="16pt" style:font-name-complex="TH Sarabun New1" style:font-size-complex="16pt"/>
    </style:style>
    <style:style style:name="P5" style:family="paragraph" style:parent-style-name="Standard">
      <style:text-properties style:font-name="TH Sarabun New1" fo:font-size="16pt" officeooo:rsid="0012c85d" officeooo:paragraph-rsid="001495f1" style:font-size-asian="16pt" style:font-name-complex="TH Sarabun New1" style:font-size-complex="16pt"/>
    </style:style>
    <style:style style:name="P6" style:family="paragraph" style:parent-style-name="Standard">
      <style:text-properties style:font-name="TH Sarabun New1" fo:font-size="16pt" officeooo:rsid="0012c85d" officeooo:paragraph-rsid="004e2c1e" style:font-size-asian="16pt" style:font-name-complex="TH Sarabun New1" style:font-size-complex="16pt"/>
    </style:style>
    <style:style style:name="P7" style:family="paragraph" style:parent-style-name="Standard">
      <style:text-properties style:font-name="TH Sarabun New1" fo:font-size="16pt" officeooo:rsid="001918ca" officeooo:paragraph-rsid="001918ca" style:font-size-asian="16pt" style:font-name-complex="TH Sarabun New1" style:font-size-complex="16pt"/>
    </style:style>
    <style:style style:name="P8" style:family="paragraph" style:parent-style-name="Standard">
      <loext:graphic-properties draw:fill="solid" draw:fill-color="#ffff00" draw:opacity="100%"/>
      <style:paragraph-properties fo:background-color="#ffff00"/>
      <style:text-properties style:font-name="TH Sarabun New1" fo:font-size="16pt" officeooo:rsid="001918ca" officeooo:paragraph-rsid="001918ca" style:font-size-asian="16pt" style:font-name-complex="TH Sarabun New1" style:font-size-complex="16pt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TH Sarabun New1" fo:font-size="16pt" officeooo:rsid="001918ca" officeooo:paragraph-rsid="001918ca" style:font-size-asian="16pt" style:font-name-complex="TH Sarabun New1" style:font-size-complex="16pt"/>
    </style:style>
    <style:style style:name="P10" style:family="paragraph" style:parent-style-name="Standard">
      <loext:graphic-properties draw:fill="solid" draw:fill-color="#ffff00" draw:opacity="100%"/>
      <style:paragraph-properties fo:background-color="#ffff00"/>
      <style:text-properties style:font-name="TH Sarabun New1" fo:font-size="16pt" officeooo:rsid="001918ca" officeooo:paragraph-rsid="00470b1a" style:font-size-asian="16pt" style:font-name-complex="TH Sarabun New1" style:font-size-complex="16pt"/>
    </style:style>
    <style:style style:name="P11" style:family="paragraph" style:parent-style-name="Standard">
      <style:text-properties style:font-name="TH Sarabun New1" fo:font-size="16pt" officeooo:rsid="001ebe55" officeooo:paragraph-rsid="001ebe55" style:font-size-asian="16pt" style:font-name-complex="TH Sarabun New1" style:font-size-complex="16pt"/>
    </style:style>
    <style:style style:name="P12" style:family="paragraph" style:parent-style-name="Standard">
      <style:text-properties style:font-name="TH Sarabun New1" fo:font-size="16pt" officeooo:rsid="001aa7e1" officeooo:paragraph-rsid="001aa7e1" style:font-size-asian="16pt" style:font-name-complex="TH Sarabun New1" style:font-size-complex="16pt"/>
    </style:style>
    <style:style style:name="P13" style:family="paragraph" style:parent-style-name="Standard">
      <style:text-properties style:font-name="TH Sarabun New1" fo:font-size="16pt" officeooo:rsid="003146c1" officeooo:paragraph-rsid="003146c1" style:font-size-asian="16pt" style:font-name-complex="TH Sarabun New1" style:font-size-complex="16pt"/>
    </style:style>
    <style:style style:name="P14" style:family="paragraph" style:parent-style-name="Standard">
      <style:text-properties style:font-name="TH Sarabun New1" fo:font-size="16pt" officeooo:rsid="003fc4a8" officeooo:paragraph-rsid="003fc4a8" style:font-size-asian="16pt" style:font-name-complex="TH Sarabun New1" style:font-size-complex="16pt"/>
    </style:style>
    <style:style style:name="P15" style:family="paragraph" style:parent-style-name="Standard">
      <style:text-properties style:font-name="TH Sarabun New1" fo:font-size="16pt" officeooo:rsid="0015bc58" officeooo:paragraph-rsid="0015bc58" style:font-size-asian="16pt" style:font-name-complex="TH Sarabun New1" style:font-size-complex="16pt"/>
    </style:style>
    <style:style style:name="P16" style:family="paragraph" style:parent-style-name="Standard">
      <style:text-properties style:font-name="TH Sarabun New1" fo:font-size="16pt" style:text-underline-style="solid" style:text-underline-width="auto" style:text-underline-color="font-color" officeooo:rsid="00104c4f" officeooo:paragraph-rsid="001ebe55" style:font-size-asian="16pt" style:font-name-complex="TH Sarabun New1" style:font-size-complex="16pt"/>
    </style:style>
    <style:style style:name="P17" style:family="paragraph" style:parent-style-name="Standard">
      <style:text-properties style:font-name="TH Sarabun New1" fo:font-size="16pt" style:text-underline-style="solid" style:text-underline-width="auto" style:text-underline-color="font-color" officeooo:rsid="00104c4f" officeooo:paragraph-rsid="003146c1" style:font-size-asian="16pt" style:font-name-complex="TH Sarabun New1" style:font-size-complex="16pt"/>
    </style:style>
    <style:style style:name="P18" style:family="paragraph" style:parent-style-name="Standard">
      <style:text-properties style:font-name="TH Sarabun New1" fo:font-size="16pt" style:text-underline-style="solid" style:text-underline-width="auto" style:text-underline-color="font-color" officeooo:rsid="00104c4f" officeooo:paragraph-rsid="00429336" style:font-size-asian="16pt" style:font-name-complex="TH Sarabun New1" style:font-size-complex="16pt"/>
    </style:style>
    <style:style style:name="P19" style:family="paragraph" style:parent-style-name="Standard">
      <style:text-properties style:font-name="TH Sarabun New1" fo:font-size="16pt" style:text-underline-style="solid" style:text-underline-width="auto" style:text-underline-color="font-color" officeooo:rsid="0012c85d" officeooo:paragraph-rsid="001918ca" style:font-size-asian="16pt" style:font-name-complex="TH Sarabun New1" style:font-size-complex="16pt"/>
    </style:style>
    <style:style style:name="P20" style:family="paragraph" style:parent-style-name="Standard">
      <style:text-properties style:font-name="TH Sarabun New1" fo:font-size="16pt" style:text-underline-style="none" officeooo:rsid="001ebe55" officeooo:paragraph-rsid="001ebe55" style:font-size-asian="16pt" style:font-name-complex="TH Sarabun New1" style:font-size-complex="16pt"/>
    </style:style>
    <style:style style:name="P21" style:family="paragraph" style:parent-style-name="Standard">
      <style:text-properties style:font-name="TH Sarabun New1" fo:font-size="16pt" style:text-underline-style="none" officeooo:rsid="00427924" officeooo:paragraph-rsid="00427924" style:font-size-asian="16pt" style:font-name-complex="TH Sarabun New1" style:font-size-complex="16pt"/>
    </style:style>
    <style:style style:name="P22" style:family="paragraph" style:parent-style-name="Standard">
      <style:text-properties style:use-window-font-color="true" style:font-name="TH Sarabun New1" fo:font-size="16pt" officeooo:rsid="00104c4f" officeooo:paragraph-rsid="00120111" style:font-size-asian="16pt" style:font-name-complex="TH Sarabun New1" style:font-size-complex="16pt"/>
    </style:style>
    <style:style style:name="P23" style:family="paragraph" style:parent-style-name="Standard">
      <style:text-properties style:use-window-font-color="true" style:font-name="TH Sarabun New1" fo:font-size="16pt" officeooo:rsid="00517e9e" officeooo:paragraph-rsid="0052a321" style:font-size-asian="16pt" style:font-name-complex="TH Sarabun New1" style:font-size-complex="16pt"/>
    </style:style>
    <style:style style:name="P24" style:family="paragraph" style:parent-style-name="Standard">
      <style:paragraph-properties fo:break-before="page"/>
      <style:text-properties style:font-name="TH Sarabun New1" fo:font-size="16pt" style:text-underline-style="solid" style:text-underline-width="auto" style:text-underline-color="font-color" fo:font-weight="bold" officeooo:rsid="00120111" officeooo:paragraph-rsid="003cb47c" style:font-size-asian="16pt" style:font-weight-asian="bold" style:font-name-complex="TH Sarabun New1" style:font-size-complex="16pt" style:font-weight-complex="bold"/>
    </style:style>
    <style:style style:name="P25" style:family="paragraph" style:parent-style-name="Standard">
      <style:paragraph-properties fo:break-before="page"/>
      <style:text-properties style:font-name="TH Sarabun New1" fo:font-size="16pt" officeooo:rsid="001aa7e1" officeooo:paragraph-rsid="001aa7e1" style:font-size-asian="16pt" style:font-name-complex="TH Sarabun New1" style:font-size-complex="16pt"/>
    </style:style>
    <style:style style:name="P26" style:family="paragraph" style:parent-style-name="Standard">
      <style:paragraph-properties fo:break-before="page"/>
      <style:text-properties style:font-name="TH Sarabun New1" fo:font-size="16pt" officeooo:rsid="00192360" officeooo:paragraph-rsid="00192360" style:font-size-asian="16pt" style:font-name-complex="TH Sarabun New1" style:font-size-complex="16pt"/>
    </style:style>
    <style:style style:name="P27" style:family="paragraph" style:parent-style-name="Standard">
      <style:paragraph-properties fo:break-before="page"/>
      <style:text-properties style:font-name="TH Sarabun New1" fo:font-size="16pt" officeooo:rsid="003fc4a8" officeooo:paragraph-rsid="003fc4a8" style:font-size-asian="16pt" style:font-name-complex="TH Sarabun New1" style:font-size-complex="16pt"/>
    </style:style>
    <style:style style:name="P28" style:family="paragraph" style:parent-style-name="Standard">
      <style:paragraph-properties fo:break-before="page"/>
      <style:text-properties style:font-name="TH Sarabun New1" fo:font-size="16pt" officeooo:rsid="0012c85d" officeooo:paragraph-rsid="004e2c1e" style:font-size-asian="16pt" style:font-name-complex="TH Sarabun New1" style:font-size-complex="16pt"/>
    </style:style>
    <style:style style:name="P29" style:family="paragraph" style:parent-style-name="Standard">
      <style:paragraph-properties fo:break-before="page"/>
      <style:text-properties style:font-name="TH Sarabun New1" fo:font-size="16pt" style:text-underline-style="none" officeooo:rsid="00427924" officeooo:paragraph-rsid="00427924" style:font-size-asian="16pt" style:font-name-complex="TH Sarabun New1" style:font-size-complex="16pt"/>
    </style:style>
    <style:style style:name="P30" style:family="paragraph" style:parent-style-name="Text_20_body">
      <style:text-properties style:font-name="TH Sarabun New1" fo:font-size="16pt" style:text-underline-style="solid" style:text-underline-width="auto" style:text-underline-color="font-color" fo:font-weight="bold" officeooo:rsid="00120111" officeooo:paragraph-rsid="00120111" style:font-size-asian="16pt" style:font-weight-asian="bold" style:font-name-complex="TH Sarabun New1" style:font-size-complex="16pt" style:font-weight-complex="bold"/>
    </style:style>
    <style:style style:name="P31" style:family="paragraph" style:parent-style-name="Table_20_Contents">
      <style:text-properties style:font-name="TH Sarabun New1" fo:font-size="16pt" style:font-size-asian="16pt" style:font-name-complex="TH Sarabun New1" style:font-size-complex="16pt"/>
    </style:style>
    <style:style style:name="P32" style:family="paragraph" style:parent-style-name="Table_20_Contents">
      <style:text-properties style:font-name="TH Sarabun New1" fo:font-size="16pt" officeooo:rsid="00101afd" officeooo:paragraph-rsid="00101afd" style:font-size-asian="16pt" style:font-name-complex="TH Sarabun New1" style:font-size-complex="16pt"/>
    </style:style>
    <style:style style:name="P33" style:family="paragraph" style:parent-style-name="Table_20_Contents">
      <style:text-properties style:font-name="TH Sarabun New1" fo:font-size="16pt" officeooo:rsid="00101afd" officeooo:paragraph-rsid="0011c42d" style:font-size-asian="16pt" style:font-name-complex="TH Sarabun New1" style:font-size-complex="16pt"/>
    </style:style>
    <style:style style:name="P34" style:family="paragraph" style:parent-style-name="Table_20_Contents">
      <style:text-properties style:font-name="TH Sarabun New1" fo:font-size="16pt" officeooo:rsid="0011c42d" officeooo:paragraph-rsid="0011c42d" style:font-size-asian="16pt" style:font-name-complex="TH Sarabun New1" style:font-size-complex="16pt"/>
    </style:style>
    <style:style style:name="P35" style:family="paragraph" style:parent-style-name="Table_20_Contents">
      <style:text-properties style:font-name="TH Sarabun New1" fo:font-size="16pt" officeooo:rsid="00268d2e" officeooo:paragraph-rsid="00268d2e" style:font-size-asian="16pt" style:font-name-complex="TH Sarabun New1" style:font-size-complex="16pt"/>
    </style:style>
    <style:style style:name="P36" style:family="paragraph" style:parent-style-name="Table_20_Contents">
      <style:text-properties style:font-name="TH Sarabun New1" fo:font-size="16pt" officeooo:rsid="001c4568" officeooo:paragraph-rsid="001c4568" style:font-size-asian="16pt" style:font-name-complex="TH Sarabun New1" style:font-size-complex="16pt"/>
    </style:style>
    <style:style style:name="P37" style:family="paragraph" style:parent-style-name="Table_20_Contents">
      <style:text-properties style:font-name="TH Sarabun New1" fo:font-size="16pt" officeooo:paragraph-rsid="001c00a5" style:font-size-asian="16pt" style:font-name-complex="TH Sarabun New1" style:font-size-complex="16pt"/>
    </style:style>
    <style:style style:name="P38" style:family="paragraph" style:parent-style-name="Table_20_Contents">
      <style:text-properties style:font-name="TH Sarabun New1" fo:font-size="16pt" officeooo:rsid="00271dc0" officeooo:paragraph-rsid="00271dc0" style:font-size-asian="16pt" style:font-name-complex="TH Sarabun New1" style:font-size-complex="16pt"/>
    </style:style>
    <style:style style:name="P39" style:family="paragraph" style:parent-style-name="Table_20_Contents">
      <style:text-properties style:font-name="TH Sarabun New1" fo:font-size="16pt" officeooo:rsid="001da809" officeooo:paragraph-rsid="001da809" style:font-size-asian="16pt" style:font-name-complex="TH Sarabun New1" style:font-size-complex="16pt"/>
    </style:style>
    <style:style style:name="P40" style:family="paragraph" style:parent-style-name="Table_20_Contents">
      <style:text-properties style:font-name="TH Sarabun New1" fo:font-size="16pt" officeooo:rsid="001c00a5" officeooo:paragraph-rsid="001c00a5" style:font-size-asian="16pt" style:font-name-complex="TH Sarabun New1" style:font-size-complex="16pt"/>
    </style:style>
    <style:style style:name="P41" style:family="paragraph" style:parent-style-name="Table_20_Contents">
      <style:text-properties style:font-name="TH Sarabun New1" fo:font-size="16pt" officeooo:rsid="00226d37" officeooo:paragraph-rsid="00226d37" style:font-size-asian="16pt" style:font-name-complex="TH Sarabun New1" style:font-size-complex="16pt"/>
    </style:style>
    <style:style style:name="P42" style:family="paragraph" style:parent-style-name="Table_20_Contents">
      <style:text-properties style:font-name="TH Sarabun New1" fo:font-size="16pt" officeooo:rsid="00240dc1" officeooo:paragraph-rsid="00240dc1" style:font-size-asian="16pt" style:font-name-complex="TH Sarabun New1" style:font-size-complex="16pt"/>
    </style:style>
    <style:style style:name="P43" style:family="paragraph" style:parent-style-name="Table_20_Contents">
      <style:text-properties style:font-name="TH Sarabun New1" fo:font-size="16pt" officeooo:rsid="0035c211" officeooo:paragraph-rsid="0035c211" style:font-size-asian="16pt" style:font-name-complex="TH Sarabun New1" style:font-size-complex="16pt"/>
    </style:style>
    <style:style style:name="P44" style:family="paragraph" style:parent-style-name="Table_20_Contents">
      <style:text-properties style:font-name="TH Sarabun New1" fo:font-size="16pt" officeooo:rsid="0025cc5c" officeooo:paragraph-rsid="0025cc5c" style:font-size-asian="16pt" style:font-name-complex="TH Sarabun New1" style:font-size-complex="16pt"/>
    </style:style>
    <style:style style:name="P45" style:family="paragraph" style:parent-style-name="Table_20_Contents">
      <style:text-properties style:font-name="TH Sarabun New1" fo:font-size="16pt" officeooo:paragraph-rsid="001918ca" style:font-size-asian="16pt" style:font-name-complex="TH Sarabun New1" style:font-size-complex="16pt"/>
    </style:style>
    <style:style style:name="P46" style:family="paragraph" style:parent-style-name="Table_20_Contents">
      <style:text-properties style:font-name="TH Sarabun New1" fo:font-size="16pt" officeooo:rsid="00287f43" officeooo:paragraph-rsid="00287f43" style:font-size-asian="16pt" style:font-name-complex="TH Sarabun New1" style:font-size-complex="16pt"/>
    </style:style>
    <style:style style:name="P47" style:family="paragraph" style:parent-style-name="Table_20_Contents">
      <style:text-properties style:font-name="TH Sarabun New1" fo:font-size="16pt" officeooo:rsid="0028f7d1" officeooo:paragraph-rsid="0028f7d1" style:font-size-asian="16pt" style:font-name-complex="TH Sarabun New1" style:font-size-complex="16pt"/>
    </style:style>
    <style:style style:name="P48" style:family="paragraph" style:parent-style-name="Table_20_Contents">
      <style:text-properties style:font-name="TH Sarabun New1" fo:font-size="16pt" officeooo:rsid="002684ab" officeooo:paragraph-rsid="002684ab" style:font-size-asian="16pt" style:font-name-complex="TH Sarabun New1" style:font-size-complex="16pt"/>
    </style:style>
    <style:style style:name="P49" style:family="paragraph" style:parent-style-name="Table_20_Contents">
      <style:text-properties style:font-name="TH Sarabun New1" fo:font-size="16pt" officeooo:rsid="001ebe55" officeooo:paragraph-rsid="001ebe55" style:font-size-asian="16pt" style:font-name-complex="TH Sarabun New1" style:font-size-complex="16pt"/>
    </style:style>
    <style:style style:name="P50" style:family="paragraph" style:parent-style-name="Table_20_Contents">
      <style:text-properties style:font-name="TH Sarabun New1" fo:font-size="16pt" officeooo:rsid="0037c575" officeooo:paragraph-rsid="0037c575" style:font-size-asian="16pt" style:font-name-complex="TH Sarabun New1" style:font-size-complex="16pt"/>
    </style:style>
    <style:style style:name="P51" style:family="paragraph" style:parent-style-name="Table_20_Contents">
      <style:text-properties style:font-name="TH Sarabun New1" fo:font-size="16pt" officeooo:rsid="0037c575" officeooo:paragraph-rsid="0039724a" style:font-size-asian="16pt" style:font-name-complex="TH Sarabun New1" style:font-size-complex="16pt"/>
    </style:style>
    <style:style style:name="P52" style:family="paragraph" style:parent-style-name="Table_20_Contents">
      <style:text-properties style:font-name="TH Sarabun New1" fo:font-size="16pt" officeooo:rsid="003146c1" officeooo:paragraph-rsid="003146c1" style:font-size-asian="16pt" style:font-name-complex="TH Sarabun New1" style:font-size-complex="16pt"/>
    </style:style>
    <style:style style:name="P53" style:family="paragraph" style:parent-style-name="Table_20_Contents">
      <style:text-properties style:font-name="TH Sarabun New1" fo:font-size="16pt" officeooo:rsid="00333277" officeooo:paragraph-rsid="00333277" style:font-size-asian="16pt" style:font-name-complex="TH Sarabun New1" style:font-size-complex="16pt"/>
    </style:style>
    <style:style style:name="P54" style:family="paragraph" style:parent-style-name="Table_20_Contents">
      <style:text-properties style:font-name="TH Sarabun New1" fo:font-size="16pt" officeooo:rsid="0033677e" officeooo:paragraph-rsid="0033677e" style:font-size-asian="16pt" style:font-name-complex="TH Sarabun New1" style:font-size-complex="16pt"/>
    </style:style>
    <style:style style:name="P55" style:family="paragraph" style:parent-style-name="Table_20_Contents">
      <style:paragraph-properties fo:text-align="center" style:justify-single-word="false"/>
      <style:text-properties style:font-name="TH Sarabun New1" fo:font-size="16pt" officeooo:rsid="0012c85d" officeooo:paragraph-rsid="0012c85d" style:font-size-asian="16pt" style:font-name-complex="TH Sarabun New1" style:font-size-complex="16pt"/>
    </style:style>
    <style:style style:name="P56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TH Sarabun New1" fo:font-size="16pt" style:font-size-asian="16pt" style:font-name-complex="TH Sarabun New1" style:font-size-complex="16pt"/>
    </style:style>
    <style:style style:name="P57" style:family="paragraph" style:parent-style-name="Table_20_Contents">
      <style:text-properties style:font-name="TH Sarabun New1" fo:font-size="16pt" officeooo:rsid="0015bc58" officeooo:paragraph-rsid="0015bc58" style:font-size-asian="16pt" style:font-name-complex="TH Sarabun New1" style:font-size-complex="16pt"/>
    </style:style>
    <style:style style:name="P58" style:family="paragraph" style:parent-style-name="Table_20_Contents">
      <style:text-properties style:font-name="TH Sarabun New1" fo:font-size="16pt" officeooo:rsid="0016983b" officeooo:paragraph-rsid="0016983b" style:font-size-asian="16pt" style:font-name-complex="TH Sarabun New1" style:font-size-complex="16pt"/>
    </style:style>
    <style:style style:name="P59" style:family="paragraph" style:parent-style-name="Table_20_Contents">
      <style:text-properties style:font-name="TH Sarabun New1" fo:font-size="16pt" officeooo:rsid="003ff77a" officeooo:paragraph-rsid="003ff77a" style:font-size-asian="16pt" style:font-name-complex="TH Sarabun New1" style:font-size-complex="16pt"/>
    </style:style>
    <style:style style:name="P60" style:family="paragraph" style:parent-style-name="Table_20_Contents">
      <style:text-properties style:font-name="TH Sarabun New1" fo:font-size="16pt" officeooo:rsid="00429336" officeooo:paragraph-rsid="00429336" style:font-size-asian="16pt" style:font-name-complex="TH Sarabun New1" style:font-size-complex="16pt"/>
    </style:style>
    <style:style style:name="P61" style:family="paragraph" style:parent-style-name="Table_20_Contents">
      <style:text-properties style:font-name="TH Sarabun New1" fo:font-size="16pt" officeooo:rsid="00429336" officeooo:paragraph-rsid="0042c1ca" style:font-size-asian="16pt" style:font-name-complex="TH Sarabun New1" style:font-size-complex="16pt"/>
    </style:style>
    <style:style style:name="P62" style:family="paragraph" style:parent-style-name="Table_20_Contents">
      <style:text-properties style:font-name="TH Sarabun New1" fo:font-size="16pt" officeooo:rsid="0039724a" officeooo:paragraph-rsid="0039724a" style:font-size-asian="16pt" style:font-name-complex="TH Sarabun New1" style:font-size-complex="16pt"/>
    </style:style>
    <style:style style:name="P63" style:family="paragraph" style:parent-style-name="Table_20_Contents">
      <style:text-properties style:font-name="TH Sarabun New1" fo:font-size="16pt" officeooo:rsid="004b5241" officeooo:paragraph-rsid="004b5241" style:font-size-asian="16pt" style:font-name-complex="TH Sarabun New1" style:font-size-complex="16pt"/>
    </style:style>
    <style:style style:name="P64" style:family="paragraph" style:parent-style-name="Table_20_Contents">
      <style:text-properties style:font-name="TH Sarabun New1" fo:font-size="16pt" officeooo:rsid="004db172" officeooo:paragraph-rsid="004db172" style:font-size-asian="16pt" style:font-name-complex="TH Sarabun New1" style:font-size-complex="16pt"/>
    </style:style>
    <style:style style:name="P65" style:family="paragraph" style:parent-style-name="Table_20_Contents">
      <style:paragraph-properties fo:text-align="center" style:justify-single-word="false"/>
      <style:text-properties style:font-name="TH Sarabun New1" fo:font-size="16pt" fo:font-weight="bold" officeooo:rsid="001495f1" officeooo:paragraph-rsid="001495f1" style:font-size-asian="16pt" style:font-weight-asian="bold" style:font-name-complex="TH Sarabun New1" style:font-size-complex="16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H Sarabun New1" fo:font-size="16pt" fo:font-weight="bold" officeooo:rsid="001495f1" officeooo:paragraph-rsid="001918ca" style:font-size-asian="16pt" style:font-weight-asian="bold" style:font-name-complex="TH Sarabun New1" style:font-size-complex="16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TH Sarabun New1" fo:font-size="16pt" fo:font-weight="bold" officeooo:rsid="002684ab" officeooo:paragraph-rsid="002684ab" style:font-size-asian="16pt" style:font-weight-asian="bold" style:font-name-complex="TH Sarabun New1" style:font-size-complex="16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H Sarabun New1" fo:font-size="16pt" fo:font-weight="bold" officeooo:rsid="001c4568" officeooo:paragraph-rsid="001c4568" style:font-size-asian="16pt" style:font-weight-asian="bold" style:font-name-complex="TH Sarabun New1" style:font-size-complex="16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H Sarabun New1" fo:font-size="16pt" fo:font-weight="bold" style:font-size-asian="16pt" style:font-weight-asian="bold" style:font-name-complex="TH Sarabun New1" style:font-size-complex="16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H Sarabun New1" fo:font-size="16pt" fo:font-weight="bold" officeooo:paragraph-rsid="001ebe55" style:font-size-asian="16pt" style:font-weight-asian="bold" style:font-name-complex="TH Sarabun New1" style:font-size-complex="16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TH Sarabun New1" fo:font-size="16pt" fo:font-weight="bold" officeooo:rsid="0015bc58" officeooo:paragraph-rsid="0015bc58" style:font-size-asian="16pt" style:font-weight-asian="bold" style:font-name-complex="TH Sarabun New1" style:font-size-complex="16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TH Sarabun New1" fo:font-size="16pt" fo:font-weight="bold" officeooo:rsid="0016983b" officeooo:paragraph-rsid="0016983b" style:font-size-asian="16pt" style:font-weight-asian="bold" style:font-name-complex="TH Sarabun New1" style:font-size-complex="16pt" style:font-weight-complex="bold"/>
    </style:style>
    <style:style style:name="P73" style:family="paragraph" style:parent-style-name="Table_20_Contents">
      <style:text-properties style:font-name="TH Sarabun New1" fo:font-size="14pt" style:font-size-asian="14pt" style:font-name-complex="TH Sarabun New1" style:font-size-complex="14pt"/>
    </style:style>
    <style:style style:name="P74" style:family="paragraph" style:parent-style-name="Table_20_Contents">
      <style:text-properties style:font-name="TH Sarabun New1" fo:font-size="14pt" officeooo:paragraph-rsid="0053a64c" style:font-size-asian="14pt" style:font-name-complex="TH Sarabun New1" style:font-size-complex="14pt"/>
    </style:style>
    <style:style style:name="P75" style:family="paragraph" style:parent-style-name="Table_20_Contents">
      <style:text-properties style:font-name="TH Sarabun New1" fo:font-size="13pt" officeooo:rsid="0050202e" officeooo:paragraph-rsid="0050202e" style:font-size-asian="13pt" style:font-name-complex="TH Sarabun New1" style:font-size-complex="13pt"/>
    </style:style>
    <style:style style:name="P76" style:family="paragraph" style:parent-style-name="Table_20_Contents">
      <style:text-properties style:font-name="TH Sarabun New1" fo:font-size="13pt" officeooo:rsid="0050202e" officeooo:paragraph-rsid="00517e9e" style:font-size-asian="13pt" style:font-name-complex="TH Sarabun New1" style:font-size-complex="13pt"/>
    </style:style>
    <style:style style:name="P77" style:family="paragraph" style:parent-style-name="Table_20_Contents">
      <style:text-properties style:use-window-font-color="true" style:font-name="TH Sarabun New1" fo:font-size="14pt" style:font-size-asian="14pt" style:font-name-complex="TH Sarabun New1" style:font-size-complex="14pt"/>
    </style:style>
    <style:style style:name="P78" style:family="paragraph" style:parent-style-name="Table_20_Contents">
      <style:text-properties style:use-window-font-color="true" style:font-name="TH Sarabun New1" fo:font-size="14pt" officeooo:rsid="0053a64c" officeooo:paragraph-rsid="0053a64c" style:font-size-asian="14pt" style:font-name-complex="TH Sarabun New1" style:font-size-complex="14pt"/>
    </style:style>
    <style:style style:name="P79" style:family="paragraph" style:parent-style-name="Table_20_Contents">
      <style:text-properties style:use-window-font-color="true" style:font-name="TH Sarabun New1" fo:font-size="14pt" officeooo:rsid="0054b347" officeooo:paragraph-rsid="0054b347" style:font-size-asian="14pt" style:font-name-complex="TH Sarabun New1" style:font-size-complex="14pt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TH Sarabun New1" fo:font-size="16pt" officeooo:rsid="0012c85d" officeooo:paragraph-rsid="0012c85d" style:font-size-asian="16pt" style:font-name-complex="TH Sarabun New1" style:font-size-complex="16pt"/>
    </style:style>
    <style:style style:name="P81" style:family="paragraph" style:parent-style-name="Standard" style:list-style-name="L1">
      <style:text-properties style:font-name="TH Sarabun New1" fo:font-size="16pt" officeooo:rsid="00104c4f" officeooo:paragraph-rsid="00120111" style:font-size-asian="16pt" style:font-name-complex="TH Sarabun New1" style:font-size-complex="16pt"/>
    </style:style>
    <style:style style:name="P82" style:family="paragraph" style:parent-style-name="Standard" style:list-style-name="L6">
      <style:text-properties style:font-name="TH Sarabun New1" fo:font-size="16pt" officeooo:rsid="00104c4f" officeooo:paragraph-rsid="0039724a" style:font-size-asian="16pt" style:font-name-complex="TH Sarabun New1" style:font-size-complex="16pt"/>
    </style:style>
    <style:style style:name="P83" style:family="paragraph" style:parent-style-name="Standard" style:list-style-name="L1">
      <style:text-properties style:font-name="TH Sarabun New1" fo:font-size="16pt" officeooo:rsid="0012c85d" officeooo:paragraph-rsid="0012c85d" style:font-size-asian="16pt" style:font-name-complex="TH Sarabun New1" style:font-size-complex="16pt"/>
    </style:style>
    <style:style style:name="P84" style:family="paragraph" style:parent-style-name="Standard" style:list-style-name="L2">
      <style:text-properties style:font-name="TH Sarabun New1" fo:font-size="16pt" officeooo:rsid="0012c85d" officeooo:paragraph-rsid="00136244" style:font-size-asian="16pt" style:font-name-complex="TH Sarabun New1" style:font-size-complex="16pt"/>
    </style:style>
    <style:style style:name="P85" style:family="paragraph" style:parent-style-name="Standard" style:list-style-name="L2">
      <style:text-properties style:font-name="TH Sarabun New1" fo:font-size="16pt" officeooo:rsid="0012c85d" officeooo:paragraph-rsid="0012c85d" style:font-size-asian="16pt" style:font-name-complex="TH Sarabun New1" style:font-size-complex="16pt"/>
    </style:style>
    <style:style style:name="P86" style:family="paragraph" style:parent-style-name="Standard" style:list-style-name="L2">
      <style:text-properties style:font-name="TH Sarabun New1" fo:font-size="16pt" officeooo:rsid="0012c85d" officeooo:paragraph-rsid="001495f1" style:font-size-asian="16pt" style:font-name-complex="TH Sarabun New1" style:font-size-complex="16pt"/>
    </style:style>
    <style:style style:name="P87" style:family="paragraph" style:parent-style-name="Standard" style:list-style-name="L3">
      <style:text-properties style:font-name="TH Sarabun New1" fo:font-size="16pt" officeooo:rsid="0012c85d" officeooo:paragraph-rsid="001918ca" style:font-size-asian="16pt" style:font-name-complex="TH Sarabun New1" style:font-size-complex="16pt"/>
    </style:style>
    <style:style style:name="P88" style:family="paragraph" style:parent-style-name="Standard" style:list-style-name="L2">
      <style:text-properties style:font-name="TH Sarabun New1" fo:font-size="16pt" officeooo:rsid="00136244" officeooo:paragraph-rsid="00136244" style:font-size-asian="16pt" style:font-name-complex="TH Sarabun New1" style:font-size-complex="16pt"/>
    </style:style>
    <style:style style:name="P89" style:family="paragraph" style:parent-style-name="Standard" style:list-style-name="L2">
      <style:text-properties style:font-name="TH Sarabun New1" fo:font-size="16pt" officeooo:rsid="001495f1" officeooo:paragraph-rsid="001495f1" style:font-size-asian="16pt" style:font-name-complex="TH Sarabun New1" style:font-size-complex="16pt"/>
    </style:style>
    <style:style style:name="P90" style:family="paragraph" style:parent-style-name="Standard" style:list-style-name="L2">
      <style:text-properties style:font-name="TH Sarabun New1" fo:font-size="16pt" officeooo:rsid="0053ae89" officeooo:paragraph-rsid="0053ae89" style:font-size-asian="16pt" style:font-name-complex="TH Sarabun New1" style:font-size-complex="16pt"/>
    </style:style>
    <style:style style:name="P91" style:family="paragraph" style:parent-style-name="Standard" style:list-style-name="L2">
      <style:text-properties style:font-name="TH Sarabun New1" fo:font-size="16pt" officeooo:rsid="0015bc58" officeooo:paragraph-rsid="0015bc58" style:font-size-asian="16pt" style:font-name-complex="TH Sarabun New1" style:font-size-complex="16pt"/>
    </style:style>
    <style:style style:name="P92" style:family="paragraph" style:parent-style-name="Standard" style:list-style-name="L2">
      <style:text-properties style:font-name="TH Sarabun New1" fo:font-size="16pt" officeooo:rsid="00517e9e" officeooo:paragraph-rsid="00517e9e" style:font-size-asian="16pt" style:font-name-complex="TH Sarabun New1" style:font-size-complex="16pt"/>
    </style:style>
    <style:style style:name="P93" style:family="paragraph" style:parent-style-name="Standard" style:list-style-name="L6">
      <style:text-properties style:font-name="TH Sarabun New1" fo:font-size="16pt" officeooo:rsid="0039724a" officeooo:paragraph-rsid="0039724a" style:font-size-asian="16pt" style:font-name-complex="TH Sarabun New1" style:font-size-complex="16pt"/>
    </style:style>
    <style:style style:name="P94" style:family="paragraph" style:parent-style-name="Standard" style:list-style-name="L6">
      <style:text-properties style:font-name="TH Sarabun New1" fo:font-size="16pt" officeooo:rsid="00333277" officeooo:paragraph-rsid="00333277" style:font-size-asian="16pt" style:font-name-complex="TH Sarabun New1" style:font-size-complex="16pt"/>
    </style:style>
    <style:style style:name="P95" style:family="paragraph" style:parent-style-name="Standard" style:list-style-name="L6">
      <style:text-properties style:font-name="TH Sarabun New1" fo:font-size="16pt" officeooo:rsid="003146c1" officeooo:paragraph-rsid="003146c1" style:font-size-asian="16pt" style:font-name-complex="TH Sarabun New1" style:font-size-complex="16pt"/>
    </style:style>
    <style:style style:name="P96" style:family="paragraph" style:parent-style-name="Standard" style:list-style-name="L2">
      <style:text-properties style:font-name="TH Sarabun New1" fo:font-size="16pt" officeooo:rsid="0057780c" officeooo:paragraph-rsid="0057780c" style:font-size-asian="16pt" style:font-name-complex="TH Sarabun New1" style:font-size-complex="16pt" style:language-complex="th" style:country-complex="TH"/>
    </style:style>
    <style:style style:name="P97" style:family="paragraph" style:parent-style-name="Standard">
      <style:text-properties style:font-name="TH Sarabun New1" fo:font-size="16pt" style:text-underline-style="solid" style:text-underline-width="auto" style:text-underline-color="font-color" officeooo:rsid="0012c85d" officeooo:paragraph-rsid="004e2c1e" style:font-size-asian="16pt" style:font-name-complex="TH Sarabun New1" style:font-size-complex="16pt"/>
    </style:style>
    <style:style style:name="P98" style:family="paragraph" style:parent-style-name="Standard" style:list-style-name="L4">
      <style:text-properties style:font-name="TH Sarabun New1" fo:font-size="16pt" style:text-underline-style="none" officeooo:rsid="0049b691" officeooo:paragraph-rsid="0049b691" style:font-size-asian="16pt" style:font-name-complex="TH Sarabun New1" style:font-size-complex="16pt"/>
    </style:style>
    <style:style style:name="P99" style:family="paragraph" style:parent-style-name="Standard" style:list-style-name="L4">
      <style:text-properties style:font-name="TH Sarabun New1" fo:font-size="16pt" style:text-underline-style="none" officeooo:rsid="001ebe55" officeooo:paragraph-rsid="001ebe55" style:font-size-asian="16pt" style:font-name-complex="TH Sarabun New1" style:font-size-complex="16pt"/>
    </style:style>
    <style:style style:name="P100" style:family="paragraph" style:parent-style-name="Standard" style:list-style-name="L5">
      <style:text-properties style:font-name="TH Sarabun New1" fo:font-size="16pt" style:text-underline-style="none" officeooo:rsid="001ebe55" officeooo:paragraph-rsid="001ebe55" style:font-size-asian="16pt" style:font-name-complex="TH Sarabun New1" style:font-size-complex="16pt"/>
    </style:style>
    <style:style style:name="P101" style:family="paragraph" style:parent-style-name="Standard" style:list-style-name="L4">
      <style:text-properties style:font-name="TH Sarabun New1" fo:font-size="16pt" style:text-underline-style="none" officeooo:rsid="00429336" officeooo:paragraph-rsid="00429336" style:font-size-asian="16pt" style:font-name-complex="TH Sarabun New1" style:font-size-complex="16pt"/>
    </style:style>
    <style:style style:name="P102" style:family="paragraph" style:parent-style-name="Standard" style:list-style-name="L6">
      <style:text-properties style:font-name="TH Sarabun New1" fo:font-size="16pt" fo:font-weight="normal" officeooo:rsid="0039724a" officeooo:paragraph-rsid="0039724a" style:font-size-asian="16pt" style:font-weight-asian="normal" style:font-name-complex="TH Sarabun New1" style:font-size-complex="16pt" style:font-weight-complex="normal"/>
    </style:style>
    <style:style style:name="P103" style:family="paragraph" style:parent-style-name="Standard" style:list-style-name="L6">
      <style:text-properties style:font-name="TH Sarabun New1" fo:font-size="16pt" fo:font-weight="normal" officeooo:rsid="00427924" officeooo:paragraph-rsid="00427924" style:font-size-asian="16pt" style:font-weight-asian="normal" style:font-name-complex="TH Sarabun New1" style:font-size-complex="16pt" style:font-weight-complex="normal"/>
    </style:style>
    <style:style style:name="P104" style:family="paragraph" style:parent-style-name="Standard" style:list-style-name="L1">
      <style:text-properties fo:color="#800000" style:font-name="TH Sarabun New1" fo:font-size="16pt" style:text-underline-style="solid" style:text-underline-width="auto" style:text-underline-color="font-color" officeooo:rsid="00182e22" officeooo:paragraph-rsid="00182e22" style:font-size-asian="16pt" style:font-name-complex="TH Sarabun New1" style:font-size-complex="16pt"/>
    </style:style>
    <style:style style:name="P105" style:family="paragraph" style:parent-style-name="Standard">
      <style:text-properties style:use-window-font-color="true" style:font-name="TH Sarabun New1" fo:font-size="16pt" officeooo:rsid="0052a321" officeooo:paragraph-rsid="0052a321" style:font-size-asian="16pt" style:font-name-complex="TH Sarabun New1" style:font-size-complex="16pt"/>
    </style:style>
    <style:style style:name="P106" style:family="paragraph" style:parent-style-name="Table_20_Contents">
      <style:paragraph-properties fo:margin-top="0cm" fo:margin-bottom="0cm" loext:contextual-spacing="false" fo:line-height="100%"/>
      <style:text-properties style:font-name="TH Sarabun New1" fo:font-size="16pt" officeooo:rsid="004e2c1e" officeooo:paragraph-rsid="004e2c1e" style:font-size-asian="16pt" style:font-name-complex="TH Sarabun New1" style:font-size-complex="16pt"/>
    </style:style>
    <style:style style:name="P107" style:family="paragraph" style:parent-style-name="Table_20_Contents">
      <style:text-properties style:font-name="TH Sarabun New1" fo:font-size="16pt" officeooo:rsid="00591b92" officeooo:paragraph-rsid="00591b92" style:font-size-asian="16pt" style:font-name-complex="TH Sarabun New1" style:font-size-complex="16pt"/>
    </style:style>
    <style:style style:name="P108" style:family="paragraph">
      <style:paragraph-properties fo:text-align="center"/>
    </style:style>
    <style:style style:name="T1" style:family="text">
      <style:text-properties officeooo:rsid="00101afd"/>
    </style:style>
    <style:style style:name="T2" style:family="text">
      <style:text-properties officeooo:rsid="0011c42d"/>
    </style:style>
    <style:style style:name="T3" style:family="text">
      <style:text-properties officeooo:rsid="0011c42d" style:font-name-asian="FreeMono"/>
    </style:style>
    <style:style style:name="T4" style:family="text">
      <style:text-properties officeooo:rsid="001495f1"/>
    </style:style>
    <style:style style:name="T5" style:family="text">
      <style:text-properties officeooo:rsid="001918ca"/>
    </style:style>
    <style:style style:name="T6" style:family="text">
      <style:text-properties officeooo:rsid="001c00a5"/>
    </style:style>
    <style:style style:name="T7" style:family="text">
      <style:text-properties officeooo:rsid="001ebe55"/>
    </style:style>
    <style:style style:name="T8" style:family="text">
      <style:text-properties officeooo:rsid="002037ae"/>
    </style:style>
    <style:style style:name="T9" style:family="text">
      <style:text-properties officeooo:rsid="002b9bb1"/>
    </style:style>
    <style:style style:name="T10" style:family="text">
      <style:text-properties officeooo:rsid="002cebc0"/>
    </style:style>
    <style:style style:name="T11" style:family="text">
      <style:text-properties officeooo:rsid="00333277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ebe55"/>
    </style:style>
    <style:style style:name="T14" style:family="text">
      <style:text-properties style:text-underline-style="solid" style:text-underline-width="auto" style:text-underline-color="font-color" officeooo:rsid="001495f1"/>
    </style:style>
    <style:style style:name="T15" style:family="text">
      <style:text-properties style:text-underline-style="solid" style:text-underline-width="auto" style:text-underline-color="font-color" officeooo:rsid="00517e9e"/>
    </style:style>
    <style:style style:name="T16" style:family="text">
      <style:text-properties officeooo:rsid="0039724a"/>
    </style:style>
    <style:style style:name="T17" style:family="text">
      <style:text-properties fo:font-weight="normal" officeooo:rsid="0039724a" style:font-weight-asian="normal" style:font-weight-complex="normal"/>
    </style:style>
    <style:style style:name="T18" style:family="text">
      <style:text-properties officeooo:rsid="003cb47c"/>
    </style:style>
    <style:style style:name="T19" style:family="text">
      <style:text-properties officeooo:rsid="00104c4f"/>
    </style:style>
    <style:style style:name="T20" style:family="text">
      <style:text-properties officeooo:rsid="00470b1a"/>
    </style:style>
    <style:style style:name="T21" style:family="text">
      <style:text-properties officeooo:rsid="00517e9e"/>
    </style:style>
    <style:style style:name="T22" style:family="text">
      <style:text-properties officeooo:rsid="0052a321"/>
    </style:style>
    <style:style style:name="T23" style:family="text">
      <style:text-properties officeooo:rsid="0053ae89"/>
    </style:style>
    <style:style style:name="T24" style:family="text">
      <style:text-properties officeooo:rsid="0012c85d"/>
    </style:style>
    <style:style style:name="T25" style:family="text">
      <style:text-properties officeooo:rsid="00548be3"/>
    </style:style>
    <style:style style:name="T26" style:family="text">
      <style:text-properties officeooo:rsid="0054b347"/>
    </style:style>
    <style:style style:name="T27" style:family="text">
      <style:text-properties officeooo:rsid="0056c111"/>
    </style:style>
    <style:style style:name="T28" style:family="text">
      <style:text-properties officeooo:rsid="00591b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Vital Sign &amp; Contour <text:span text:style-name="T18">[ส่งแล้ว]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2">BT _____<text:span text:style-name="T2">C _____ F</text:span></text:p>
            <text:p text:style-name="P32">BP ___/___ <text:span text:style-name="T2">mmHg <text:s text:c="2"/></text:span><text:span text:style-name="T3">⬜ Same</text:span></text:p>
            <text:p text:style-name="P34">confirm BP <text:span text:style-name="T1">___/___ </text:span>mmHg</text:p>
            <text:p text:style-name="P33">PR ______ /<text:span text:style-name="T2">min</text:span></text:p>
            <text:p text:style-name="P33">RR ______ /<text:span text:style-name="T2">min</text:span></text:p>
            <text:p text:style-name="P32">O2Sat ___ %</text:p>
          </table:table-cell>
          <table:table-cell table:style-name="Table1.A1" office:value-type="string">
            <text:p text:style-name="P32">BW ______ <text:span text:style-name="T2">kg ______lb</text:span></text:p>
            <text:p text:style-name="P32">Ht. ______<text:span text:style-name="T2">cm ______ ft</text:span></text:p>
            <text:p text:style-name="P33">BMI ______</text:p>
            <text:p text:style-name="P33">IBW ______ <text:span text:style-name="T2">kg</text:span></text:p>
          </table:table-cell>
          <table:table-cell table:style-name="Table1.C1" office:value-type="string">
            <text:p text:style-name="P33">WC ______<text:span text:style-name="T2">cm </text:span>______<text:span text:style-name="T2">in</text:span></text:p>
            <text:p text:style-name="P33">IC ______<text:span text:style-name="T2">cm </text:span>______<text:span text:style-name="T2">in</text:span></text:p>
            <text:p text:style-name="P33">EC ______<text:span text:style-name="T2">cm </text:span>______<text:span text:style-name="T2">in</text:span></text:p>
            <text:p text:style-name="P33">HC ______<text:span text:style-name="T2">cm </text:span>______<text:span text:style-name="T2">in</text:span></text:p>
          </table:table-cell>
        </table:table-row>
      </table:table>
      <text:p text:style-name="P1"/>
      <text:p text:style-name="P16">เงื่อนไข<text:span text:style-name="T7">การแสดงผล</text:span></text:p>
      <text:list xml:id="list3118609029" text:style-name="L1">
        <text:list-item>
          <text:p text:style-name="P81">มีการกำหนดแพทย์ที่จะต้อง confirm BP</text:p>
          <text:list>
            <text:list-item>
              <text:p text:style-name="P81">ก่อนจะ check-out ออกของผป. ถ้าแพทย์ที่กำหนดยังไม่ <text:s/>confirm BP จะต้องขึ้นแจ้งเตือนและไม่สามารถ check-out ได้จนกว่าจะใส่ข้อมูล BP เพิ่ม</text:p>
            </text:list-item>
            <text:list-item>
              <text:p text:style-name="P81">การคอนเฟิร์ม แพทย์จะใส่ข้อมูลที่วัดเข้าไปใหม่ หรือให้มีติ้ก Same เพื่อยืนยัน [ติ๊ก Same เพื่อยืนยันใช้ค่าเดียวกันกับที่พยาบาลหน้าห้องตรวจวัด]</text:p>
            </text:list-item>
            <text:list-item>
              <text:p text:style-name="P83"><text:span text:style-name="T19">ก</text:span>ารบันทึก BP ของแพทย์จะต้องไม่ไปทับกับการบันทึกของพยาบาลก่อนหน้า [เป็นการบันทึกครั้งที่ 2 ของ vn นั้น]</text:p>
            </text:list-item>
            <text:list-item>
              <text:p text:style-name="P81">แพทย์ที่ไม่ได้กำหนดก็สามารถ confirm BP ได้ เพียงแต่ไม่ขึ้นแจ้งเตือนตอน check-out ถ้าไม่ได้ใส่</text:p>
            </text:list-item>
            <text:list-item>
              <text:p text:style-name="P83"><text:span text:style-name="T19">ก</text:span>ารกำหนดแพทย์ที่ confirm BP อาจมีการเปลี่ยนแปลงในอนาคต [เพิ่ม/ลบ]</text:p>
            </text:list-item>
          </text:list>
        </text:list-item>
        <text:list-item>
          <text:p text:style-name="P104">การแปลงหน่วยข้อมูลรอปรึกษาอ.วรวิทย์ก่อนค่ะ</text:p>
        </text:list-item>
      </text:list>
      <text:p text:style-name="P22"/>
      <text:p text:style-name="P24"><text:span text:style-name="T19">L</text:span>AB <text:span text:style-name="T18">[ส่งแล้ว]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row>
          <table:table-cell table:style-name="Table2.A1" office:value-type="string">
            <text:p text:style-name="P80">Parameter<text:span text:style-name="T27">(ชื่อ test)</text:span></text:p>
          </table:table-cell>
          <table:table-cell table:style-name="Table2.A1" office:value-type="string">
            <text:p text:style-name="P80">Reference range <text:span text:style-name="T28">(คือ <text:s/>normal range)</text:span></text:p>
          </table:table-cell>
          <table:table-cell table:style-name="Table2.A1" office:value-type="string">
            <text:p text:style-name="P55">Date __/__/____</text:p>
            <text:p text:style-name="P55">time __:__</text:p>
          </table:table-cell>
          <table:table-cell table:style-name="Table2.A1" office:value-type="string">
            <text:p text:style-name="P55">Date __/__/____</text:p>
            <text:p text:style-name="P55">time __:__</text:p>
          </table:table-cell>
          <table:table-cell table:style-name="Table2.A1" office:value-type="string">
            <text:p text:style-name="P55">Date __/__/____</text:p>
            <text:p text:style-name="P55">time __:__</text:p>
          </table:table-cell>
          <table:table-cell table:style-name="Table2.F1" office:value-type="string">
            <text:p text:style-name="P55">Date __/__/____</text:p>
            <text:p text:style-name="P55">time __:__</text:p>
          </table:table-cell>
        </table:table-row>
        <table:table-row>
          <table:table-cell table:style-name="Table2.D2" office:value-type="string">
            <text:p text:style-name="P31"/>
          </table:table-cell>
          <table:table-cell table:style-name="Table2.D2" office:value-type="string">
            <text:p text:style-name="P31"/>
          </table:table-cell>
          <table:table-cell table:style-name="Table2.E2" office:value-type="string">
            <text:p text:style-name="P107">Resulrs</text:p>
          </table:table-cell>
          <table:table-cell table:style-name="Table2.D2" office:value-type="string">
            <text:p text:style-name="P31"/>
          </table:table-cell>
          <table:table-cell table:style-name="Table2.E2" office:value-type="string">
            <text:p text:style-name="P31"/>
          </table:table-cell>
          <table:table-cell table:style-name="Table2.F2" office:value-type="string">
            <text:p text:style-name="P107"/>
          </table:table-cell>
        </table:table-row>
      </table:table>
      <text:p text:style-name="P4"/>
      <text:p text:style-name="P16">เงื่อนไข<text:span text:style-name="T7">การแสดงผล</text:span></text:p>
      <text:list xml:id="list1369224225" text:style-name="L2">
        <text:list-item>
          <text:p text:style-name="P88">Date<text:span text:style-name="T9">-</text:span>Time หมายถึงวันที่และเวลาที่ check-in LAB นั้น หากใช้หมายเลขเอกสารที่ check-in เดียวกัน ก็ให้แสดงอยู่ในคอลัมน์เดียวกัน</text:p>
        </text:list-item>
        <text:list-item>
          <text:p text:style-name="P89">LAB ล่าสุด(ตามเวลา Check-in) จะอยู่คอลัมน์แรกและเรียงต่อไปตามเวลา<text:span text:style-name="T10">ที่เก่ากว่า</text:span></text:p>
        </text:list-item>
        <text:list-item>
          <text:p text:style-name="P84"><text:span text:style-name="T5">กำหนดให้</text:span>ผล LAB <text:span text:style-name="T5">ต่อไปนี้</text:span>จะต้องมีเวลาที่รับประทานอาหารล่าสุด [<text:span text:style-name="T5">ข้อมูล</text:span> (&lt;1 h), (1-2 h), (2-3 h), (3-4 h), (4-5 h), (5-6 h), (6-7 h), (7-8 h), (&gt;8 h), <text:span text:style-name="T23">(…….)</text:span>] <text:span text:style-name="T5">ตัวอย่างการแสดงผล ==&gt; 120(&lt;1 h)</text:span></text:p>
        </text:list-item>
        <text:list-item>
          <text:p text:style-name="P90">ข้อมูล<text:span text:style-name="T24">เวลาที่รับประทานอาหารล่าสุด </text:span>ถ้าคำนวนแล้วมากกว่า 48 ชม. ให้แสดงเวลาจริงที่คำนวน ตัวอย่าง (52:23 h)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5">รายการ</text:p>
          </table:table-cell>
          <table:table-cell table:style-name="Table3.A1" office:value-type="string">
            <text:p text:style-name="P67">Test Name</text:p>
          </table:table-cell>
          <table:table-cell table:style-name="Table3.A1" office:value-type="string">
            <text:p text:style-name="P68">Test Code</text:p>
          </table:table-cell>
          <table:table-cell table:style-name="Table3.A1" office:value-type="string">
            <text:p text:style-name="P68"><text:span text:style-name="T4">LAB </text:span>Type</text:p>
          </table:table-cell>
          <table:table-cell table:style-name="Table3.E1" office:value-type="string">
            <text:p text:style-name="P68"><text:span text:style-name="T4">LAB </text:span>Code</text:p>
          </table:table-cell>
        </table:table-row>
        <table:table-row>
          <table:table-cell table:style-name="Table3.A2" office:value-type="string">
            <text:p text:style-name="P5"><text:span text:style-name="T6">Blood G</text:span>lucose</text:p>
          </table:table-cell>
          <table:table-cell table:style-name="Table3.A2" office:value-type="string">
            <text:p text:style-name="P35">Glucose</text:p>
          </table:table-cell>
          <table:table-cell table:style-name="Table3.A2" office:value-type="string">
            <text:p text:style-name="P36">10020</text:p>
          </table:table-cell>
          <table:table-cell table:style-name="Table3.A2" office:value-type="string">
            <text:p text:style-name="P31">CH</text:p>
          </table:table-cell>
          <table:table-cell table:style-name="Table3.E2" office:value-type="string">
            <text:p text:style-name="P37">GLU</text:p>
          </table:table-cell>
        </table:table-row>
        <table:table-row>
          <table:table-cell table:style-name="Table3.A2" table:number-rows-spanned="2" office:value-type="string">
            <text:p text:style-name="P5">Triglyceride</text:p>
          </table:table-cell>
          <table:table-cell table:style-name="Table3.A2" table:number-rows-spanned="2" office:value-type="string">
            <text:p text:style-name="P38">Triglyceride</text:p>
          </table:table-cell>
          <table:table-cell table:style-name="Table3.A2" office:value-type="string">
            <text:p text:style-name="P39">10080</text:p>
          </table:table-cell>
          <table:table-cell table:style-name="Table3.A2" office:value-type="string">
            <text:p text:style-name="P40">CH</text:p>
          </table:table-cell>
          <table:table-cell table:style-name="Table3.E2" office:value-type="string">
            <text:p text:style-name="P40">LPP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39">10080</text:p>
          </table:table-cell>
          <table:table-cell table:style-name="Table3.A2" office:value-type="string">
            <text:p text:style-name="P40">CH</text:p>
          </table:table-cell>
          <table:table-cell table:style-name="Table3.E2" office:value-type="string">
            <text:p text:style-name="P40">TRIG</text:p>
          </table:table-cell>
        </table:table-row>
      </table:table>
      <text:list xml:id="list1900623536" text:style-name="L3">
        <text:list-item>
          <text:p text:style-name="P87"><text:span text:style-name="T5">กำหนดให้</text:span>ผล LAB <text:span text:style-name="T5">ต่อไปนี้</text:span>จะต้อง<text:span text:style-name="T5">จำกัดการเห็นผลได้เฉพาะ User แพทย์และ Requester ของพยาบาลเท่านั้น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6">รายการ</text:p>
          </table:table-cell>
          <table:table-cell table:style-name="Table5.A1" office:value-type="string">
            <text:p text:style-name="P67">Test Name</text:p>
          </table:table-cell>
          <table:table-cell table:style-name="Table5.A1" office:value-type="string">
            <text:p text:style-name="P68">Test Code</text:p>
          </table:table-cell>
          <table:table-cell table:style-name="Table5.A1" office:value-type="string">
            <text:p text:style-name="P68"><text:span text:style-name="T4">LAB </text:span>Type</text:p>
          </table:table-cell>
          <table:table-cell table:style-name="Table5.E1" office:value-type="string">
            <text:p text:style-name="P68"><text:span text:style-name="T4">LAB </text:span>Code</text:p>
          </table:table-cell>
        </table:table-row>
        <table:table-row>
          <table:table-cell table:style-name="Table5.A2" office:value-type="string">
            <text:p text:style-name="P7">ANTI HIV</text:p>
          </table:table-cell>
          <table:table-cell table:style-name="Table5.A2" office:value-type="string">
            <text:p text:style-name="P38">HIV 1/2 Ab</text:p>
          </table:table-cell>
          <table:table-cell table:style-name="Table5.A2" office:value-type="string">
            <text:p text:style-name="P39">40100</text:p>
          </table:table-cell>
          <table:table-cell table:style-name="Table5.A2" office:value-type="string">
            <text:p text:style-name="P31">SE</text:p>
          </table:table-cell>
          <table:table-cell table:style-name="Table5.E2" office:value-type="string">
            <text:p text:style-name="P31">HIVAB</text:p>
          </table:table-cell>
        </table:table-row>
        <table:table-row>
          <table:table-cell table:style-name="Table5.A2" office:value-type="string">
            <text:p text:style-name="P7">HBS ANTIGEN</text:p>
          </table:table-cell>
          <table:table-cell table:style-name="Table5.A2" office:value-type="string">
            <text:p text:style-name="P38">HIV Ab (STAT)</text:p>
          </table:table-cell>
          <table:table-cell table:style-name="Table5.A2" office:value-type="string">
            <text:p text:style-name="P39">40880</text:p>
          </table:table-cell>
          <table:table-cell table:style-name="Table5.A2" office:value-type="string">
            <text:p text:style-name="P31">SE</text:p>
          </table:table-cell>
          <table:table-cell table:style-name="Table5.E2" office:value-type="string">
            <text:p text:style-name="P31">HIVABS</text:p>
          </table:table-cell>
        </table:table-row>
        <table:table-row>
          <table:table-cell table:style-name="Table5.A2" office:value-type="string">
            <text:p text:style-name="P7">HIV ANTIGEN</text:p>
          </table:table-cell>
          <table:table-cell table:style-name="Table5.A2" office:value-type="string">
            <text:p text:style-name="P38">HIV Ag*</text:p>
          </table:table-cell>
          <table:table-cell table:style-name="Table5.A2" office:value-type="string">
            <text:p text:style-name="P41">9247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HIVAG</text:p>
          </table:table-cell>
        </table:table-row>
        <table:table-row>
          <table:table-cell table:style-name="Table5.A2" office:value-type="string">
            <text:p text:style-name="P8">HIV QUALITATIVE(PCR)</text:p>
          </table:table-cell>
          <table:table-cell table:style-name="Table5.A2" office:value-type="string">
            <text:p text:style-name="P42"/>
          </table:table-cell>
          <table:table-cell table:style-name="Table5.A2" office:value-type="string">
            <text:p text:style-name="P43">9102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56">HIL</text:p>
          </table:table-cell>
        </table:table-row>
        <table:table-row>
          <table:table-cell table:style-name="Table5.A2" table:number-rows-spanned="2" office:value-type="string">
            <text:p text:style-name="P7">HIV QUANTITATIVE</text:p>
          </table:table-cell>
          <table:table-cell table:style-name="Table5.A2" office:value-type="string">
            <text:p text:style-name="P44">HIV viral load(Real <text:soft-page-break/>Time)*</text:p>
          </table:table-cell>
          <table:table-cell table:style-name="Table5.A2" office:value-type="string">
            <text:p text:style-name="P44">9724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HIQ</text:p>
          </table:table-cell>
        </table:table-row>
        <table:table-row>
          <table:covered-table-cell/>
          <table:table-cell table:style-name="Table5.A2" office:value-type="string">
            <text:p text:style-name="P44">HIV viral load(Real Time) *Log</text:p>
          </table:table-cell>
          <table:table-cell table:style-name="Table5.A2" office:value-type="string">
            <text:p text:style-name="P44">9725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HIQ</text:p>
          </table:table-cell>
        </table:table-row>
        <table:table-row>
          <table:table-cell table:style-name="Table5.A2" office:value-type="string">
            <text:p text:style-name="P10"><text:span text:style-name="T20">38 F</text:span>DRUG RESISTANCE FOR HIV</text:p>
          </table:table-cell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43">9722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56">DRH</text:p>
          </table:table-cell>
        </table:table-row>
        <table:table-row>
          <table:table-cell table:style-name="Table5.A2" table:number-rows-spanned="4" office:value-type="string">
            <text:p text:style-name="P7">CD4</text:p>
          </table:table-cell>
          <table:table-cell table:style-name="Table5.A2" office:value-type="string">
            <text:p text:style-name="P42">White Blood Cell</text:p>
          </table:table-cell>
          <table:table-cell table:style-name="Table5.A2" office:value-type="string">
            <text:p text:style-name="P42">9400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CD4</text:p>
          </table:table-cell>
        </table:table-row>
        <table:table-row>
          <table:covered-table-cell/>
          <table:table-cell table:style-name="Table5.A2" office:value-type="string">
            <text:p text:style-name="P42">Lymphocyte</text:p>
          </table:table-cell>
          <table:table-cell table:style-name="Table5.A2" office:value-type="string">
            <text:p text:style-name="P42">9401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CD4</text:p>
          </table:table-cell>
        </table:table-row>
        <table:table-row>
          <table:covered-table-cell/>
          <table:table-cell table:style-name="Table5.A2" office:value-type="string">
            <text:p text:style-name="P42">CD4</text:p>
          </table:table-cell>
          <table:table-cell table:style-name="Table5.A2" office:value-type="string">
            <text:p text:style-name="P42">9402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CD4</text:p>
          </table:table-cell>
        </table:table-row>
        <table:table-row>
          <table:covered-table-cell/>
          <table:table-cell table:style-name="Table5.A2" office:value-type="string">
            <text:p text:style-name="P42">Absolute CD4</text:p>
          </table:table-cell>
          <table:table-cell table:style-name="Table5.A2" office:value-type="string">
            <text:p text:style-name="P42">9403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CD4</text:p>
          </table:table-cell>
        </table:table-row>
        <table:table-row>
          <table:table-cell table:style-name="Table5.A2" table:number-rows-spanned="6" office:value-type="string">
            <text:p text:style-name="P9">CD4/CD8</text:p>
          </table:table-cell>
          <table:table-cell table:style-name="Table5.A2" office:value-type="string">
            <text:p text:style-name="P42">White Blood Cell</text:p>
          </table:table-cell>
          <table:table-cell table:style-name="Table5.A2" office:value-type="string">
            <text:p text:style-name="P42">9400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CD48</text:p>
          </table:table-cell>
        </table:table-row>
        <table:table-row>
          <table:covered-table-cell/>
          <table:table-cell table:style-name="Table5.A2" office:value-type="string">
            <text:p text:style-name="P42">Lymphocyte</text:p>
          </table:table-cell>
          <table:table-cell table:style-name="Table5.A2" office:value-type="string">
            <text:p text:style-name="P42">9401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CD48</text:p>
          </table:table-cell>
        </table:table-row>
        <table:table-row>
          <table:covered-table-cell/>
          <table:table-cell table:style-name="Table5.A2" office:value-type="string">
            <text:p text:style-name="P42">CD4</text:p>
          </table:table-cell>
          <table:table-cell table:style-name="Table5.A2" office:value-type="string">
            <text:p text:style-name="P42">9402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CD48</text:p>
          </table:table-cell>
        </table:table-row>
        <table:table-row>
          <table:covered-table-cell/>
          <table:table-cell table:style-name="Table5.A2" office:value-type="string">
            <text:p text:style-name="P42">Absolute CD4</text:p>
          </table:table-cell>
          <table:table-cell table:style-name="Table5.A2" office:value-type="string">
            <text:p text:style-name="P42">9403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CD48</text:p>
          </table:table-cell>
        </table:table-row>
        <table:table-row>
          <table:covered-table-cell/>
          <table:table-cell table:style-name="Table5.A2" office:value-type="string">
            <text:p text:style-name="P46">CD8</text:p>
          </table:table-cell>
          <table:table-cell table:style-name="Table5.A2" office:value-type="string">
            <text:p text:style-name="P46">94040</text:p>
          </table:table-cell>
          <table:table-cell table:style-name="Table5.A2" office:value-type="string">
            <text:p text:style-name="P31">SP</text:p>
          </table:table-cell>
          <table:table-cell table:style-name="Table5.E2" office:value-type="string">
            <text:p text:style-name="P31">CD48</text:p>
          </table:table-cell>
        </table:table-row>
        <table:table-row>
          <table:covered-table-cell/>
          <table:table-cell table:style-name="Table5.A2" office:value-type="string">
            <text:p text:style-name="P46">CD4/CD8 ratio</text:p>
          </table:table-cell>
          <table:table-cell table:style-name="Table5.A2" office:value-type="string">
            <text:p text:style-name="P46">94060</text:p>
          </table:table-cell>
          <table:table-cell table:style-name="Table5.A2" office:value-type="string">
            <text:p text:style-name="P31">SP</text:p>
          </table:table-cell>
          <table:table-cell table:style-name="Table5.E18" office:value-type="string">
            <text:p text:style-name="P56">CD48</text:p>
          </table:table-cell>
        </table:table-row>
        <table:table-row>
          <table:table-cell table:style-name="Table5.A2" office:value-type="string">
            <text:p text:style-name="P9">BETA HCG</text:p>
          </table:table-cell>
          <table:table-cell table:style-name="Table5.A2" office:value-type="string">
            <text:p text:style-name="P47">HCG</text:p>
          </table:table-cell>
          <table:table-cell table:style-name="Table5.A2" office:value-type="string">
            <text:p text:style-name="P47">20160</text:p>
          </table:table-cell>
          <table:table-cell table:style-name="Table5.A2" office:value-type="string">
            <text:p text:style-name="P31">SP</text:p>
          </table:table-cell>
          <table:table-cell table:style-name="Table5.E18" office:value-type="string">
            <text:p text:style-name="P56">HCG</text:p>
          </table:table-cell>
        </table:table-row>
        <table:table-row>
          <table:table-cell table:style-name="Table5.A2" office:value-type="string">
            <text:p text:style-name="P7">PREGNANCY TEST</text:p>
          </table:table-cell>
          <table:table-cell table:style-name="Table5.A2" office:value-type="string">
            <text:p text:style-name="P48">Pregnancy</text:p>
          </table:table-cell>
          <table:table-cell table:style-name="Table5.A2" office:value-type="string">
            <text:p text:style-name="P48">40670</text:p>
          </table:table-cell>
          <table:table-cell table:style-name="Table5.A2" office:value-type="string">
            <text:p text:style-name="P31">MS</text:p>
          </table:table-cell>
          <table:table-cell table:style-name="Table5.E2" office:value-type="string">
            <text:p text:style-name="P31">PREG</text:p>
          </table:table-cell>
        </table:table-row>
      </table:table>
      <text:p text:style-name="P19">Lab Result Today &amp; Recent</text:p>
      <text:list xml:id="list142626460882111" text:continue-list="list1369224225" text:style-name="L2">
        <text:list-item>
          <text:p text:style-name="P85">แสดงผล LAB 4 ลำดับล่าสุด ตามเวลา check-in LAB</text:p>
        </text:list-item>
      </text:list>
      <text:p text:style-name="P5"><text:span text:style-name="T12">Lab Result </text:span><text:span text:style-name="T14">History</text:span></text:p>
      <text:list xml:id="list142626000178474" text:continue-numbering="true" text:style-name="L2">
        <text:list-item>
          <text:p text:style-name="P86">แสดงผล LAB <text:span text:style-name="T4">ทั้งหมด [จะทำอย่างไรดีไม่ให้แสดงผลช้า เพราะผู้ป่วยบางคนมีผลแล็บหลายครั้งมาก เช่นผู้ป่วยนอนวอร์ด ICU อาจจะมีการสั่งตรวจแล็บ 4-5 ครั้งต่อวัน]</text:span></text:p>
        </text:list-item>
        <text:list-item>
          <text:p text:style-name="P89"><text:soft-page-break/><text:span text:style-name="T4">ส</text:span>ามารถเลือกช่วงเวลาที่จะแสดงผล LAB ได้ [วันที่ __/__/____ ถึง __/__/____<text:span text:style-name="T25">]</text:span></text:p>
        </text:list-item>
      </text:list>
      <text:p text:style-name="P5"><text:span text:style-name="T12">Lab Result </text:span><text:span text:style-name="T14">Selected</text:span></text:p>
      <text:list xml:id="list142625720674338" text:continue-numbering="true" text:style-name="L2">
        <text:list-item>
          <text:p text:style-name="P86">แสดงผล LAB <text:span text:style-name="T4">เฉพาะที่แพทย์ต้องการเลือกเพื่อนำมาเปรียบเทียบ</text:span></text:p>
        </text:list-item>
        <text:list-item>
          <text:p text:style-name="P91">แพทย์เลือกตาม Parameter [เดิมใน HIMS แพทย์จะดับเบิ้ลคลิก LAB ที่ต้องการในหน้า LAB Result Today หรือหน้า LAB Result History แล้วมันก็จะนำ LAB ที่เลือกมาแสดงค่าเปรียบเทียบในหน้านี้เลย]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1">Parameter / Date</text:p>
          </table:table-cell>
          <table:table-cell table:style-name="Table4.A1" office:value-type="string">
            <text:p text:style-name="P71">Time</text:p>
          </table:table-cell>
          <table:table-cell table:style-name="Table4.A1" office:value-type="string">
            <text:p text:style-name="P72">Result</text:p>
          </table:table-cell>
          <table:table-cell table:style-name="Table4.D1" office:value-type="string">
            <text:p text:style-name="P72">Reference range</text:p>
          </table:table-cell>
        </table:table-row>
        <table:table-row>
          <table:table-cell table:style-name="Table4.A2" table:number-columns-spanned="4" office:value-type="string">
            <text:p text:style-name="P57">RBC</text:p>
          </table:table-cell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57">14/01/2561</text:p>
          </table:table-cell>
          <table:table-cell table:style-name="Table4.A3" office:value-type="string">
            <text:p text:style-name="P57">06:48</text:p>
          </table:table-cell>
          <table:table-cell table:style-name="Table4.A3" office:value-type="string">
            <text:p text:style-name="P58">4.54</text:p>
          </table:table-cell>
          <table:table-cell table:style-name="Table4.A2" office:value-type="string">
            <text:p text:style-name="P58">4.20-5.40</text:p>
          </table:table-cell>
        </table:table-row>
        <table:table-row>
          <table:table-cell table:style-name="Table4.A3" office:value-type="string">
            <text:p text:style-name="P57">13/01/2561</text:p>
          </table:table-cell>
          <table:table-cell table:style-name="Table4.A3" office:value-type="string">
            <text:p text:style-name="P57">14:51</text:p>
          </table:table-cell>
          <table:table-cell table:style-name="Table4.A3" office:value-type="string">
            <text:p text:style-name="P58">5.09</text:p>
          </table:table-cell>
          <table:table-cell table:style-name="Table4.A2" office:value-type="string">
            <text:p text:style-name="P58">4.20-5.40</text:p>
          </table:table-cell>
        </table:table-row>
        <table:table-row>
          <table:table-cell table:style-name="Table4.A2" table:number-columns-spanned="4" office:value-type="string">
            <text:p text:style-name="P58">RBC morphology</text:p>
          </table:table-cell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57">14/01/2561</text:p>
          </table:table-cell>
          <table:table-cell table:style-name="Table4.A3" office:value-type="string">
            <text:p text:style-name="P57">06:48</text:p>
          </table:table-cell>
          <table:table-cell table:style-name="Table4.A3" office:value-type="string">
            <text:p text:style-name="P58">Normochromia / Normocytosis</text:p>
          </table:table-cell>
          <table:table-cell table:style-name="Table4.A2" office:value-type="string">
            <text:p text:style-name="P31"/>
          </table:table-cell>
        </table:table-row>
        <table:table-row>
          <table:table-cell table:style-name="Table4.A3" office:value-type="string">
            <text:p text:style-name="P57">13/01/2561</text:p>
          </table:table-cell>
          <table:table-cell table:style-name="Table4.A3" office:value-type="string">
            <text:p text:style-name="P57">14:51</text:p>
          </table:table-cell>
          <table:table-cell table:style-name="Table4.A3" office:value-type="string">
            <text:p text:style-name="P58">Normochromia / Normocytosis</text:p>
          </table:table-cell>
          <table:table-cell table:style-name="Table4.A2" office:value-type="string">
            <text:p text:style-name="P31"/>
          </table:table-cell>
        </table:table-row>
      </table:table>
      <text:p text:style-name="P15"/>
      <text:p text:style-name="P97"/>
      <text:p text:style-name="P28"><text:span text:style-name="T12">Lab </text:span><text:span text:style-name="T15">Glucose Strip</text:span></text:p>
      <text:list xml:id="list142626537754544" text:continue-numbering="true" text:style-name="L2">
        <text:list-item>
          <text:p text:style-name="P92">มีลิงค์ในหน้า LAB Result History <text:span text:style-name="T26">และ LAB Result Today</text:span>ถ้าแพทย์ต้องการดู<text:span text:style-name="T26">ให้คลิกเพื่อ</text:span>จะแสดงตาราง<text:span text:style-name="T26">ตาม</text:span>ด้านล่าง</text:p>
        </text:list-item>
        <text:list-item>
          <text:p text:style-name="P92">คอลัมน์เวลามี 24 คอลัมน์ ตั้งแต่ 05:00 – 05:59 ถึง 04:00 – 04:59</text:p>
        </text:list-item>
        <text:list-item>
          <text:p text:style-name="P92">วันที่ให้แสดงวันที่ล่าสุดก่อน</text:p>
        </text:list-item>
        <text:list-item>
          <text:p text:style-name="P92">การแสดงข้อมูลจะเป็น ผล(เวลาที่ออกผล) ตัวอย่าง 79 (05:49)</text:p>
        </text:list-item>
        <text:list-item>
          <text:p text:style-name="P96">รหัส test = </text:p>
          <text:p text:style-name="P92"><draw:line text:anchor-type="paragraph" draw:z-index="0" draw:name="Shape1" draw:style-name="gr1" draw:text-style-name="P108" svg:x1="0.004cm" svg:y1="0.744cm" svg:x2="2.154cm" svg:y2="1.704cm"><text:p/></draw:line></text:p>
        </text:list-item>
      </text:list>
      <table:table table:name="Table15" table:style-name="Table15">
        <table:table-column table:style-name="Table15.A" table:number-columns-repeated="2"/>
        <table:table-column table:style-name="Table15.C" table:number-columns-repeated="12"/>
        <table:table-row>
          <table:table-cell table:style-name="Table15.A1" office:value-type="string">
            <text:p text:style-name="P106">Date <text:s/></text:p>
          </table:table-cell>
          <table:table-cell table:style-name="Table15.B1" office:value-type="string">
            <text:p text:style-name="P106">Time</text:p>
          </table:table-cell>
          <table:table-cell table:style-name="Table15.A1" office:value-type="string">
            <text:p text:style-name="P75">05:00 – 05:59</text:p>
          </table:table-cell>
          <table:table-cell table:style-name="Table15.A1" office:value-type="string">
            <text:p text:style-name="P75">06:00 – 06:59</text:p>
          </table:table-cell>
          <table:table-cell table:style-name="Table15.A1" office:value-type="string">
            <text:p text:style-name="P75">07:00 – 0<text:span text:style-name="T21">7</text:span>:59</text:p>
          </table:table-cell>
          <table:table-cell table:style-name="Table15.A1" office:value-type="string">
            <text:p text:style-name="P75">0<text:span text:style-name="T21">8</text:span>:00 – 0<text:span text:style-name="T21">8</text:span>:59</text:p>
          </table:table-cell>
          <table:table-cell table:style-name="Table15.A1" office:value-type="string">
            <text:p text:style-name="P75">0<text:span text:style-name="T21">9</text:span>:00 – 0<text:span text:style-name="T21">9</text:span>:59</text:p>
          </table:table-cell>
          <table:table-cell table:style-name="Table15.A1" office:value-type="string">
            <text:p text:style-name="P75"><text:span text:style-name="T21">10</text:span>:00 – <text:span text:style-name="T21">10</text:span>:59</text:p>
          </table:table-cell>
          <table:table-cell table:style-name="Table15.A1" office:value-type="string">
            <text:p text:style-name="P76"><text:span text:style-name="T21">11</text:span>:00 – <text:span text:style-name="T21">11</text:span>:59</text:p>
          </table:table-cell>
          <table:table-cell table:style-name="Table15.A1" office:value-type="string">
            <text:p text:style-name="P76"><text:span text:style-name="T21">12</text:span>:00 – <text:span text:style-name="T21">12</text:span>:59</text:p>
          </table:table-cell>
          <table:table-cell table:style-name="Table15.A1" office:value-type="string">
            <text:p text:style-name="P76"><text:span text:style-name="T21">13</text:span>:00 – <text:span text:style-name="T21">13</text:span>:59</text:p>
          </table:table-cell>
          <table:table-cell table:style-name="Table15.A1" office:value-type="string">
            <text:p text:style-name="P76"><text:span text:style-name="T21">14</text:span>:00 – <text:span text:style-name="T21">14</text:span>:59</text:p>
          </table:table-cell>
          <table:table-cell table:style-name="Table15.A1" office:value-type="string">
            <text:p text:style-name="P76"><text:span text:style-name="T21">15</text:span>:00 – <text:span text:style-name="T21">15</text:span>:59</text:p>
          </table:table-cell>
          <table:table-cell table:style-name="Table15.N1" office:value-type="string">
            <text:p text:style-name="P75">…….</text:p>
          </table:table-cell>
        </table:table-row>
        <table:table-row>
          <table:table-cell table:style-name="Table15.A3" table:number-columns-spanned="2" office:value-type="string">
            <text:p text:style-name="P73"><text:span text:style-name="T22">14</text:span>/<text:span text:style-name="T22">04</text:span>/<text:span text:style-name="T22">2562</text:span></text:p>
          </table:table-cell>
          <table:covered-table-cell/>
          <table:table-cell table:style-name="Table15.C3" office:value-type="string">
            <text:p text:style-name="P105">84 (05:05)</text:p>
            <text:p text:style-name="P23">79 (05:49)</text:p>
          </table:table-cell>
          <table:table-cell table:style-name="Table15.D2" office:value-type="string">
            <text:p text:style-name="P77"/>
          </table:table-cell>
          <table:table-cell table:style-name="Table15.E3" office:value-type="string">
            <text:p text:style-name="P77"/>
          </table:table-cell>
          <table:table-cell table:style-name="Table15.F2" office:value-type="string">
            <text:p text:style-name="P78">112 (08:00)</text:p>
          </table:table-cell>
          <table:table-cell table:style-name="Table15.G2" office:value-type="string">
            <text:p text:style-name="P73"/>
          </table:table-cell>
          <table:table-cell table:style-name="Table15.H2" office:value-type="string">
            <text:p text:style-name="P73"/>
          </table:table-cell>
          <table:table-cell table:style-name="Table15.I2" office:value-type="string">
            <text:p text:style-name="P73"/>
          </table:table-cell>
          <table:table-cell table:style-name="Table15.J2" office:value-type="string">
            <text:p text:style-name="P73"/>
          </table:table-cell>
          <table:table-cell table:style-name="Table15.K2" office:value-type="string">
            <text:p text:style-name="P73"/>
          </table:table-cell>
          <table:table-cell table:style-name="Table15.L2" office:value-type="string">
            <text:p text:style-name="P73"/>
          </table:table-cell>
          <table:table-cell table:style-name="Table15.M2" office:value-type="string">
            <text:p text:style-name="P73"/>
          </table:table-cell>
          <table:table-cell table:style-name="Table15.N2" office:value-type="string">
            <text:p text:style-name="P73"/>
          </table:table-cell>
        </table:table-row>
        <table:table-row>
          <table:table-cell table:style-name="Table15.A3" table:number-columns-spanned="2" office:value-type="string">
            <text:p text:style-name="P74"><text:span text:style-name="T22">13</text:span>/<text:span text:style-name="T22">04</text:span>/<text:span text:style-name="T22">2562</text:span></text:p>
          </table:table-cell>
          <table:covered-table-cell/>
          <table:table-cell table:style-name="Table15.C3" office:value-type="string">
            <text:p text:style-name="P77"/>
          </table:table-cell>
          <table:table-cell table:style-name="Table15.D3" office:value-type="string">
            <text:p text:style-name="P77"/>
          </table:table-cell>
          <table:table-cell table:style-name="Table15.E3" office:value-type="string">
            <text:p text:style-name="P77"/>
          </table:table-cell>
          <table:table-cell table:style-name="Table15.F3" office:value-type="string">
            <text:p text:style-name="P78">137 (08:43)</text:p>
          </table:table-cell>
          <table:table-cell table:style-name="Table15.G3" office:value-type="string">
            <text:p text:style-name="P73"/>
          </table:table-cell>
          <table:table-cell table:style-name="Table15.H3" office:value-type="string">
            <text:p text:style-name="P73"/>
          </table:table-cell>
          <table:table-cell table:style-name="Table15.I3" office:value-type="string">
            <text:p text:style-name="P73"/>
          </table:table-cell>
          <table:table-cell table:style-name="Table15.J3" office:value-type="string">
            <text:p text:style-name="P73"/>
          </table:table-cell>
          <table:table-cell table:style-name="Table15.K3" office:value-type="string">
            <text:p text:style-name="P73"/>
          </table:table-cell>
          <table:table-cell table:style-name="Table15.L3" office:value-type="string">
            <text:p text:style-name="P73"/>
          </table:table-cell>
          <table:table-cell table:style-name="Table15.M3" office:value-type="string">
            <text:p text:style-name="P73"/>
          </table:table-cell>
          <table:table-cell table:style-name="Table15.N3" office:value-type="string">
            <text:p text:style-name="P73"/>
          </table:table-cell>
        </table:table-row>
        <table:table-row>
          <table:table-cell table:style-name="Table15.A4" table:number-columns-spanned="2" office:value-type="string">
            <text:p text:style-name="P74"><text:span text:style-name="T22">12</text:span>/<text:span text:style-name="T22">04</text:span>/<text:span text:style-name="T22">2562</text:span></text:p>
          </table:table-cell>
          <table:covered-table-cell/>
          <table:table-cell table:style-name="Table15.C4" office:value-type="string">
            <text:p text:style-name="P77"/>
          </table:table-cell>
          <table:table-cell table:style-name="Table15.D4" office:value-type="string">
            <text:p text:style-name="P77"/>
          </table:table-cell>
          <table:table-cell table:style-name="Table15.E4" office:value-type="string">
            <text:p text:style-name="P77"/>
          </table:table-cell>
          <table:table-cell table:style-name="Table15.F4" office:value-type="string">
            <text:p text:style-name="P79">120 (08:32)</text:p>
          </table:table-cell>
          <table:table-cell table:style-name="Table15.G4" office:value-type="string">
            <text:p text:style-name="P73"/>
          </table:table-cell>
          <table:table-cell table:style-name="Table15.H4" office:value-type="string">
            <text:p text:style-name="P73"/>
          </table:table-cell>
          <table:table-cell table:style-name="Table15.I4" office:value-type="string">
            <text:p text:style-name="P73"/>
          </table:table-cell>
          <table:table-cell table:style-name="Table15.J4" office:value-type="string">
            <text:p text:style-name="P73"/>
          </table:table-cell>
          <table:table-cell table:style-name="Table15.K4" office:value-type="string">
            <text:p text:style-name="P73"/>
          </table:table-cell>
          <table:table-cell table:style-name="Table15.L4" office:value-type="string">
            <text:p text:style-name="P73"/>
          </table:table-cell>
          <table:table-cell table:style-name="Table15.M4" office:value-type="string">
            <text:p text:style-name="P73"/>
          </table:table-cell>
          <table:table-cell table:style-name="Table15.N4" office:value-type="string">
            <text:p text:style-name="P73"/>
          </table:table-cell>
        </table:table-row>
      </table:table>
      <text:p text:style-name="P6"/>
      <text:p text:style-name="P24">Medication <text:span text:style-name="T18">[ส่งแล้ว]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9">ยาที่จ่าย</text:p>
          </table:table-cell>
          <table:table-cell table:style-name="Table6.A1" office:value-type="string">
            <text:p text:style-name="P49">วิธีใช้</text:p>
          </table:table-cell>
          <table:table-cell table:style-name="Table6.C1" office:value-type="string">
            <text:p text:style-name="P49">จำนวน</text:p>
          </table:table-cell>
        </table:table-row>
        <table:table-row>
          <table:table-cell table:style-name="Table6.A2" table:number-columns-spanned="3" office:value-type="string">
            <text:p text:style-name="P49">__/__/____ <text:s text:c="2"/>นพ.xxxxxxx xxxxxxxxx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31"/>
          </table:table-cell>
          <table:table-cell table:style-name="Table6.A3" office:value-type="string">
            <text:p text:style-name="P31"/>
          </table:table-cell>
          <table:table-cell table:style-name="Table6.A2" office:value-type="string">
            <text:p text:style-name="P31"/>
          </table:table-cell>
        </table:table-row>
      </table:table>
      <text:p text:style-name="P11"/>
      <text:p text:style-name="P16">เงื่อนไข<text:span text:style-name="T7">การแสดงผล</text:span></text:p>
      <text:list xml:id="list395243060" text:style-name="L4">
        <text:list-item>
          <text:p text:style-name="P98">แสดงชื่อตามฉลากยา</text:p>
        </text:list-item>
        <text:list-item>
          <text:p text:style-name="P99">แสดงประวัติการจ่ายยาตามวันที่ ==&gt; แพทย์ ==&gt; ข้อมูลยาที่จ่าย</text:p>
        </text:list-item>
        <text:list-item>
          <text:p text:style-name="P99">แสดงค่าเริ่มต้นจากวันปัจจุบันย้อนหลัง 1 ปี</text:p>
        </text:list-item>
        <text:list-item>
          <text:p text:style-name="P99">สามารถเลือกช่วงเวลาในการค้นหาได้</text:p>
        </text:list-item>
        <text:list-item>
          <text:p text:style-name="P99">เลือกยาเพื่อดึงมา Remed ได้ [เลือกเป็น visit หรือเฉพาะรายการยาได้]</text:p>
        </text:list-item>
      </text:list>
      <text:p text:style-name="P20"/>
      <text:p text:style-name="P29">การสั่งยา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60">รายการยา</text:p>
          </table:table-cell>
          <table:table-cell table:style-name="Table13.A1" office:value-type="string">
            <text:p text:style-name="P60">จำนวน</text:p>
          </table:table-cell>
          <table:table-cell table:style-name="Table13.C1" office:value-type="string">
            <text:p text:style-name="P61">วิธี<text:span text:style-name="T7">ใช้</text:span></text:p>
          </table:table-cell>
        </table:table-row>
        <table:table-row>
          <table:table-cell table:style-name="Table13.A2" office:value-type="string">
            <text:p text:style-name="P60"/>
          </table:table-cell>
          <table:table-cell table:style-name="Table13.A2" office:value-type="string">
            <text:p text:style-name="P31"/>
          </table:table-cell>
          <table:table-cell table:style-name="Table13.C2" office:value-type="string">
            <text:p text:style-name="P31"/>
          </table:table-cell>
        </table:table-row>
      </table:table>
      <text:p text:style-name="P21"/>
      <text:p text:style-name="P18">เงื่อนไข<text:span text:style-name="T7">การแสดงผล</text:span></text:p>
      <text:list xml:id="list142625785879065" text:continue-numbering="true" text:style-name="L4">
        <text:list-item>
          <text:p text:style-name="P101">การค้นหารายการยาเมื่อใส่ข้อความให้ค้นหาได้ทั้งชื่อยาที่ใช้ในรพ.และชื่อยาทางการค้า</text:p>
        </text:list-item>
        <text:list-item>
          <text:p text:style-name="P101">วิธีการรับประทานให้ใส่เป็น text</text:p>
        </text:list-item>
        <text:list-item>
          <text:p text:style-name="P101">สามารถตั้ง preset ของวิธีการรับประทานในแต่ละแพทย์ได้</text:p>
        </text:list-item>
        <text:list-item>
          <text:p text:style-name="P101"/>
        </text:list-item>
      </text:list>
      <text:p text:style-name="P24">Adverse Drug Reaction <text:span text:style-name="T18">[ส่งแล้ว]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69">การแพ้ยา</text:p>
          </table:table-cell>
          <table:table-cell table:style-name="Table7.A1" office:value-type="string">
            <text:p text:style-name="P69">รายการ</text:p>
          </table:table-cell>
          <table:table-cell table:style-name="Table7.A1" office:value-type="string">
            <text:p text:style-name="P69">อาการแพ้ยา</text:p>
          </table:table-cell>
          <table:table-cell table:style-name="Table7.A1" office:value-type="string">
            <text:p text:style-name="P69">ระดับการแพ้ยา</text:p>
          </table:table-cell>
          <table:table-cell table:style-name="Table7.A1" office:value-type="string">
            <text:p text:style-name="P69">ผู้บันทึก</text:p>
          </table:table-cell>
          <table:table-cell table:style-name="Table7.F1" office:value-type="string">
            <text:p text:style-name="P70">วันที่บันทึก</text:p>
          </table:table-cell>
        </table:table-row>
        <table:table-row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1"/>
          </table:table-cell>
          <table:table-cell table:style-name="Table7.F2" office:value-type="string">
            <text:p text:style-name="P31"/>
          </table:table-cell>
        </table:table-row>
      </table:table>
      <text:p text:style-name="P4"/>
      <text:p text:style-name="P16">เงื่อนไข<text:span text:style-name="T7">การแสดงผล</text:span></text:p>
      <text:list xml:id="list322823621" text:style-name="L5">
        <text:list-item>
          <text:p text:style-name="P100"><text:span text:style-name="T8">แสดงในหน้า</text:span> notification</text:p>
        </text:list-item>
        <text:list-item>
          <text:p text:style-name="P100">ในหน้าแรกของ notification ให้แสดงว่ามีการแพ้ยา หรือ ไม่มีการแพ้ยา</text:p>
        </text:list-item>
        <text:list-item>
          <text:p text:style-name="P100">ถ้าผป.มีข้อมูลการแพ้ยาให้มีลิงค์หรือปุ่มกดเพื่อแสดงรายการแพ้ยาตามตารางข้างบนนี้</text:p>
        </text:list-item>
      </text:list>
      <text:p text:style-name="P27">การแสดงคิวในห้องแพทย์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9">OPD Pending</text:p>
          </table:table-cell>
          <table:table-cell table:style-name="Table12.B1" office:value-type="string">
            <text:p text:style-name="P59">OPD Complete</text:p>
          </table:table-cell>
        </table:table-row>
        <table:table-row table:style-name="Table12.2">
          <table:table-cell table:style-name="Table12.A2" table:number-columns-spanned="2" office:value-type="string">
            <text:p text:style-name="P59"/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E"/>
              <table:table-row>
                <table:table-cell table:style-name="Table14.A1" office:value-type="string">
                  <text:p text:style-name="P59">HN.</text:p>
                </table:table-cell>
                <table:table-cell table:style-name="Table14.B1" office:value-type="string">
                  <text:p text:style-name="P59">Name</text:p>
                </table:table-cell>
                <table:table-cell table:style-name="Table14.B1" office:value-type="string">
                  <text:p text:style-name="P59">Sex</text:p>
                </table:table-cell>
                <table:table-cell table:style-name="Table14.B1" office:value-type="string">
                  <text:p text:style-name="P63">VN</text:p>
                </table:table-cell>
                <table:table-cell table:style-name="Table14.E1" office:value-type="string">
                  <text:p text:style-name="P63"/>
                </table:table-cell>
              </table:table-row>
              <table:table-row>
                <table:table-cell table:style-name="Table14.A2" office:value-type="string">
                  <text:p text:style-name="P63">ชื่อ</text:p>
                </table:table-cell>
                <table:table-cell table:style-name="Table14.B2" office:value-type="string">
                  <text:p text:style-name="P63">อายุ</text:p>
                </table:table-cell>
                <table:table-cell table:style-name="Table14.B2" office:value-type="string">
                  <text:p text:style-name="P63">เพศ</text:p>
                </table:table-cell>
                <table:table-cell table:style-name="Table14.B2" office:value-type="string">
                  <text:p text:style-name="P63">HN</text:p>
                </table:table-cell>
                <table:table-cell table:style-name="Table14.E2" office:value-type="string">
                  <text:p text:style-name="P64">หมายเหตุ</text:p>
                </table:table-cell>
              </table:table-row>
              <table:table-row>
                <table:table-cell table:style-name="Table14.A2" office:value-type="string">
                  <text:p text:style-name="P31"/>
                </table:table-cell>
                <table:table-cell table:style-name="Table14.B2" office:value-type="string">
                  <text:p text:style-name="P31"/>
                </table:table-cell>
                <table:table-cell table:style-name="Table14.B2" office:value-type="string">
                  <text:p text:style-name="P31"/>
                </table:table-cell>
                <table:table-cell table:style-name="Table14.B2" office:value-type="string">
                  <text:p text:style-name="P31"/>
                </table:table-cell>
                <table:table-cell table:style-name="Table14.E2" office:value-type="string">
                  <text:p text:style-name="P64">เช็คว่ามีมาหาหมอท่านไหนบ้าง</text:p>
                </table:table-cell>
              </table:table-row>
              <table:table-row>
                <table:table-cell table:style-name="Table14.A2" office:value-type="string">
                  <text:p text:style-name="P31"/>
                </table:table-cell>
                <table:table-cell table:style-name="Table14.B2" office:value-type="string">
                  <text:p text:style-name="P31"/>
                </table:table-cell>
                <table:table-cell table:style-name="Table14.B2" office:value-type="string">
                  <text:p text:style-name="P31"/>
                </table:table-cell>
                <table:table-cell table:style-name="Table14.B2" office:value-type="string">
                  <text:p text:style-name="P31"/>
                </table:table-cell>
                <table:table-cell table:style-name="Table14.E2" office:value-type="string">
                  <text:p text:style-name="P31"/>
                </table:table-cell>
              </table:table-row>
              <table:table-row>
                <table:table-cell table:style-name="Table14.A2" office:value-type="string">
                  <text:p text:style-name="P31"/>
                </table:table-cell>
                <table:table-cell table:style-name="Table14.B2" office:value-type="string">
                  <text:p text:style-name="P31"/>
                </table:table-cell>
                <table:table-cell table:style-name="Table14.B2" office:value-type="string">
                  <text:p text:style-name="P31"/>
                </table:table-cell>
                <table:table-cell table:style-name="Table14.B2" office:value-type="string">
                  <text:p text:style-name="P31"/>
                </table:table-cell>
                <table:table-cell table:style-name="Table14.E2" office:value-type="string">
                  <text:p text:style-name="P31"/>
                </table:table-cell>
              </table:table-row>
              <table:table-row>
                <table:table-cell table:style-name="Table14.A6" office:value-type="string">
                  <text:p text:style-name="P31"/>
                </table:table-cell>
                <table:table-cell table:style-name="Table14.B6" office:value-type="string">
                  <text:p text:style-name="P31"/>
                </table:table-cell>
                <table:table-cell table:style-name="Table14.B6" office:value-type="string">
                  <text:p text:style-name="P31"/>
                </table:table-cell>
                <table:table-cell table:style-name="Table14.B6" office:value-type="string">
                  <text:p text:style-name="P31"/>
                </table:table-cell>
                <table:table-cell table:style-name="Table14.E6" office:value-type="string">
                  <text:p text:style-name="P31"/>
                </table:table-cell>
              </table:table-row>
            </table:table>
            <text:p text:style-name="P59"/>
          </table:table-cell>
          <table:covered-table-cell/>
        </table:table-row>
      </table:table>
      <text:p text:style-name="P14"/>
      <text:p text:style-name="P26">การบันทึกค่าแพทย์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0">ค่าแพทย์ OPD</text:p>
          </table:table-cell>
          <table:table-cell table:style-name="Table10.B1" table:number-rows-spanned="2" office:value-type="string">
            <text:p text:style-name="P62"/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62">รายการ</text:p>
                </table:table-cell>
                <table:table-cell table:style-name="Table11.B1" office:value-type="string">
                  <text:p text:style-name="P62">ค่าแพทย์</text:p>
                </table:table-cell>
              </table:table-row>
              <table:table-row>
                <table:table-cell table:style-name="Table11.A2" office:value-type="string">
                  <text:p text:style-name="P51">รายการค่าแพทย์ 1</text:p>
                </table:table-cell>
                <table:table-cell table:style-name="Table11.B2" office:value-type="string">
                  <text:p text:style-name="P62">1,000.00</text:p>
                </table:table-cell>
              </table:table-row>
              <table:table-row>
                <table:table-cell table:style-name="Table11.A3" office:value-type="string">
                  <text:p text:style-name="P51">รายการค่าแพทย์ 4</text:p>
                </table:table-cell>
                <table:table-cell table:style-name="Table11.B3" office:value-type="string">
                  <text:p text:style-name="P62">800.00</text:p>
                </table:table-cell>
              </table:table-row>
            </table:table>
            <text:p text:style-name="P31"/>
          </table:table-cell>
        </table:table-row>
        <table:table-row>
          <table:table-cell table:style-name="Table10.A2" office:value-type="string">
            <text:p text:style-name="P50">- รายการค่าแพทย์ 1</text:p>
            <text:p text:style-name="P50">- รายการค่าแพทย์ 2</text:p>
            <text:p text:style-name="P50">- รายการค่าแพทย์ 3</text:p>
            <text:p text:style-name="P50">- รายการค่าแพทย์ 4</text:p>
            <text:p text:style-name="P50">- รายการค่าแพทย์ 5</text:p>
            <text:p text:style-name="P51">- รายการค่าแพทย์ 6</text:p>
            <text:p text:style-name="P51">- รายการค่าแพทย์ <text:span text:style-name="T16">7</text:span></text:p>
            <text:p text:style-name="P51">- รายการค่าแพทย์ <text:span text:style-name="T16">8</text:span></text:p>
            <text:p text:style-name="P51">- รายการค่าแพทย์ <text:span text:style-name="T16">9</text:span></text:p>
            <text:p text:style-name="P51">- รายการค่าแพทย์ <text:span text:style-name="T16">10</text:span></text:p>
            <text:p text:style-name="P51">- รายการค่าแพทย์ <text:span text:style-name="T16">11</text:span></text:p>
            <text:p text:style-name="P51">- รายการค่าแพทย์ <text:span text:style-name="T16">12</text:span></text:p>
            <text:p text:style-name="P51">- รายการค่าแพทย์ <text:span text:style-name="T16">13</text:span></text:p>
          </table:table-cell>
          <table:covered-table-cell/>
        </table:table-row>
      </table:table>
      <text:p text:style-name="P12"/>
      <text:p text:style-name="P2"><text:span text:style-name="T12">เงื่อนไข</text:span><text:span text:style-name="T13">การแสดงผล</text:span></text:p>
      <text:list xml:id="list2723132479" text:style-name="L6">
        <text:list-item>
          <text:p text:style-name="P93">ต้องใส่ค่าแพทย์อย่างน้อย 1 รายการ</text:p>
        </text:list-item>
        <text:list-item>
          <text:p text:style-name="P82">ก่อนจะ check-out ออกของผป. ถ้าแพทย์ที่กำหนดยังไม่<text:span text:style-name="T16">ใส่ค่าแพทย์</text:span> จะต้องขึ้นแจ้งเตือนและไม่สามารถ check-out ได้จนกว่าจะใส่ข้อมูล<text:span text:style-name="T17">ค่าแพทย์ [ถ้าไม่คิดค่าแพทย์ให้ใส่เป็น 0]</text:span></text:p>
        </text:list-item>
        <text:list-item>
          <text:p text:style-name="P102">ขอมูลรายการค่าแพทย์มาจากฐานข้อมูลระบบ HIMS</text:p>
        </text:list-item>
        <text:list-item>
          <text:p text:style-name="P102">ผู้ป่วยที่จะใส่ค่าแพทย์ได้นั้นจะต้องมีการเปิด VN. ในวันนั้น</text:p>
        </text:list-item>
        <text:list-item>
          <text:p text:style-name="P103">ค่าแพทย์จะถูกส่งข้อมูลไปบันทึกใน HIMS</text:p>
        </text:list-item>
      </text:list>
      <text:p text:style-name="P25">EMR View</text:p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C"/>
        <table:table-row>
          <table:table-cell table:style-name="Table8.A1" office:value-type="string">
            <text:p text:style-name="P52">OPD <text:span text:style-name="T11">Visit</text:span></text:p>
          </table:table-cell>
          <table:table-cell table:style-name="Table8.A1" office:value-type="string">
            <text:p text:style-name="P52">IPD <text:span text:style-name="T11">Admission</text:span></text:p>
          </table:table-cell>
          <table:table-cell table:style-name="Table8.A1" office:value-type="string">
            <text:p text:style-name="P53">Previous Medical Record</text:p>
          </table:table-cell>
          <table:table-cell table:style-name="Table8.A1" office:value-type="string">
            <text:p text:style-name="P64">เอกสารอื่น ๆ</text:p>
          </table:table-cell>
          <table:table-cell table:style-name="Table8.E1" office:value-type="string">
            <text:p text:style-name="P53">Out of Hospital Document</text:p>
          </table:table-cell>
        </table:table-row>
        <table:table-row>
          <table:table-cell table:style-name="Table8.A2" table:number-columns-spanned="2" office:value-type="string">
            <text:p text:style-name="P52">01<text:tab/>Doctor Record</text:p>
            <text:p text:style-name="P52">02<text:tab/>Dietitian Record</text:p>
            <text:p text:style-name="P52">03<text:tab/>Foot Record</text:p>
            <text:p text:style-name="P52">04<text:tab/>HBOT Record</text:p>
            <text:p text:style-name="P52">05<text:tab/>HD Record</text:p>
            <text:p text:style-name="P52">06<text:tab/>Nurse Record</text:p>
            <text:p text:style-name="P52">07<text:tab/>Pharmacist Record</text:p>
            <text:p text:style-name="P52">08<text:tab/>Physical Therapy Record</text:p>
            <text:p text:style-name="P52">09<text:tab/>Diabetes Educator Record</text:p>
            <text:p text:style-name="P52">10<text:tab/>Wellness Record</text:p>
            <text:p text:style-name="P52">11<text:tab/>Inform Consent</text:p>
            <text:p text:style-name="P52">12<text:tab/>Medical Certification</text:p>
          </table:table-cell>
          <table:covered-table-cell/>
          <table:table-cell table:style-name="Table8.A2" office:value-type="string">
            <text:p text:style-name="P52"/>
          </table:table-cell>
          <table:table-cell table:style-name="Table8.A2" office:value-type="string">
            <text:p text:style-name="P52"/>
          </table:table-cell>
          <table:table-cell table:style-name="Table8.E2" office:value-type="string">
            <text:p text:style-name="P52"/>
          </table:table-cell>
        </table:table-row>
      </table:table>
      <text:p text:style-name="P13"/>
      <text:p text:style-name="P1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4">__/__/____</text:p>
          </table:table-cell>
          <table:table-cell table:style-name="Table9.B1" table:number-rows-spanned="2" office:value-type="string">
            <text:p text:style-name="P31"/>
          </table:table-cell>
        </table:table-row>
        <table:table-row>
          <table:table-cell table:style-name="Table9.A2" office:value-type="string">
            <text:p text:style-name="P54">- ชื่อเอกสาร</text:p>
            <text:p text:style-name="P54">- ชื่อเอกสาร</text:p>
            <text:p text:style-name="P54">- ชื่อเอกสาร</text:p>
            <text:p text:style-name="P54">- ชื่อเอกสาร</text:p>
          </table:table-cell>
          <table:covered-table-cell/>
        </table:table-row>
      </table:table>
      <text:p text:style-name="P17"/>
      <text:p text:style-name="P3"><text:span text:style-name="T12">เงื่อนไข</text:span><text:span text:style-name="T13">การแสดงผล</text:span></text:p>
      <text:list xml:id="list142626258916657" text:continue-numbering="true" text:style-name="L6">
        <text:list-item>
          <text:p text:style-name="P94">ค้นหาตามช่วงวันที่ได้ หรือให้แสดงทั้งหมดได้</text:p>
        </text:list-item>
        <text:list-item>
          <text:p text:style-name="P94">ถ้าค้นหาตามวันที่แล้ว ให้แสดงกลุ่มเอกสารที่มีใช้ช่วงวันทีนั้น</text:p>
        </text:list-item>
        <text:list-item>
          <text:p text:style-name="P94"/>
        </text:list-item>
        <text:list-item>
          <text:p text:style-name="P9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H Sarabun New" svg:font-family="'TH Sarabun New'"/>
    <style:font-face style:name="FreeSans1" svg:font-family="FreeSans" style:font-family-generic="swiss"/>
    <style:font-face style:name="FreeMono" svg:font-family="FreeMono" style:font-family-generic="modern" style:font-pitch="fixed"/>
    <style:font-face style:name="TH Sarabun New1" svg:font-family="'TH Sarabun New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 Sarabun New" fo:font-size="16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 Sarabun New" fo:font-size="16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H Sarabun New" fo:font-family="'TH Sarabun New'" fo:font-size="18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H Sarabun New" fo:font-family="'TH Sarabun New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 Sarabun New" fo:font-family="'TH Sarabun New'" fo:font-size="16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 New" fo:font-family="'TH Sarabun New'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9:59:13.607178456</meta:creation-date>
    <dc:date>2019-04-19T14:26:24.863000000</dc:date>
    <meta:editing-duration>PT14H49M12S</meta:editing-duration>
    <meta:editing-cycles>38</meta:editing-cycles>
    <meta:generator>LibreOffice/5.3.7.2$Windows_x86 LibreOffice_project/6b8ed514a9f8b44d37a1b96673cbbdd077e24059</meta:generator>
    <meta:document-statistic meta:table-count="15" meta:image-count="0" meta:object-count="0" meta:page-count="12" meta:paragraph-count="304" meta:word-count="2876" meta:character-count="5126" meta:non-whitespace-character-count="4739"/>
  </office:meta>
</office:document-meta>
</file>